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1043in"/>
    </style:style>
    <style:style style:name="co18" style:family="table-column">
      <style:table-column-properties fo:break-before="auto" style:column-width="1.000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4">
            <text:p>12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7">
            <text:p>16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6">
            <text:p>22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004">
            <text:p>1200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854">
            <text:p>1285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075">
            <text:p>1307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2">
            <text:p>2021-01-1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34 - 1.23)">
            <text:p>(0.34 - 1.2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1">
            <text:p>0.7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43">
            <text:p>643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52754004827738">
            <text:p>0.0352754005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590283529298">
            <text:p>1.1259028353</text:p>
          </table:table-cell>
          <table:table-cell table:number-columns-repeated="2" office:value-type="float" office:value="0">
            <text:p>0</text:p>
          </table:table-cell>
          <table:table-cell office:value-type="float" office:value="19.9941618383041">
            <text:p>19.994161838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87.625">
            <text:p>787.62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29340419732897">
            <text:p>0.042934042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5388207754844">
            <text:p>1.1538820775</text:p>
          </table:table-cell>
          <table:table-cell table:number-columns-repeated="2" office:value-type="float" office:value="0">
            <text:p>0</text:p>
          </table:table-cell>
          <table:table-cell office:value-type="float" office:value="16.4886114479741">
            <text:p>16.48861144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824.875">
            <text:p>824.87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53053770527819">
            <text:p>0.0453053771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6259187097693">
            <text:p>1.16259187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434605208753">
            <text:p>15.64346052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82">
            <text:p>19182</text:p>
          </table:table-cell>
          <table:table-cell office:value-type="float" office:value="37.125">
            <text:p>37.125</text:p>
          </table:table-cell>
          <table:table-cell office:value-type="float" office:value="254.625">
            <text:p>254.625</text:p>
          </table:table-cell>
          <table:table-cell office:value-type="float" office:value="1104.625">
            <text:p>1104.625</text:p>
          </table:table-cell>
          <table:table-cell office:value-type="float" office:value="0.0039054281506417">
            <text:p>0.0039054282</text:p>
          </table:table-cell>
          <table:table-cell office:value-type="float" office:value="0.0199518100611189">
            <text:p>0.0199518101</text:p>
          </table:table-cell>
          <table:table-cell office:value-type="float" office:value="0.0575865394640809">
            <text:p>0.0575865395</text:p>
          </table:table-cell>
          <table:table-cell office:value-type="float" office:value="1.01369889317056">
            <text:p>1.0136988932</text:p>
          </table:table-cell>
          <table:table-cell office:value-type="float" office:value="1.07061156167436">
            <text:p>1.0706115617</text:p>
          </table:table-cell>
          <table:table-cell office:value-type="float" office:value="1.20805265879808">
            <text:p>1.2080526588</text:p>
          </table:table-cell>
          <table:table-cell table:number-columns-repeated="2" office:value-type="float" office:value="0">
            <text:p>0</text:p>
          </table:table-cell>
          <table:table-cell office:value-type="float" office:value="12.3799577346987">
            <text:p>12.379957734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1365">
            <text:p>21365</text:p>
          </table:table-cell>
          <table:table-cell office:value-type="float" office:value="90.875">
            <text:p>90.875</text:p>
          </table:table-cell>
          <table:table-cell office:value-type="float" office:value="533">
            <text:p>533</text:p>
          </table:table-cell>
          <table:table-cell office:value-type="float" office:value="1183.75">
            <text:p>1183.75</text:p>
          </table:table-cell>
          <table:table-cell office:value-type="float" office:value="0.00973591172059139">
            <text:p>0.0097359117</text:p>
          </table:table-cell>
          <table:table-cell office:value-type="float" office:value="0.0398504672897196">
            <text:p>0.0398504673</text:p>
          </table:table-cell>
          <table:table-cell office:value-type="float" office:value="0.0554060379124737">
            <text:p>0.0554060379</text:p>
          </table:table-cell>
          <table:table-cell office:value-type="float" office:value="1.03426147545705">
            <text:p>1.0342614755</text:p>
          </table:table-cell>
          <table:table-cell office:value-type="float" office:value="1.14258923261071">
            <text:p>1.1425892326</text:p>
          </table:table-cell>
          <table:table-cell office:value-type="float" office:value="1.19993799760649">
            <text:p>1.1999379976</text:p>
          </table:table-cell>
          <table:table-cell office:value-type="float" office:value="0">
            <text:p>0</text:p>
          </table:table-cell>
          <table:table-cell office:value-type="float" office:value="17.7380191779026">
            <text:p>17.7380191779</text:p>
          </table:table-cell>
          <table:table-cell office:value-type="float" office:value="12.8537773686814">
            <text:p>12.853777368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707">
            <text:p>13707</text:p>
          </table:table-cell>
          <table:table-cell office:value-type="float" office:value="22785">
            <text:p>22785</text:p>
          </table:table-cell>
          <table:table-cell office:value-type="float" office:value="120">
            <text:p>120</text:p>
          </table:table-cell>
          <table:table-cell office:value-type="float" office:value="563.25">
            <text:p>563.25</text:p>
          </table:table-cell>
          <table:table-cell office:value-type="float" office:value="1210.75">
            <text:p>1210.75</text:p>
          </table:table-cell>
          <table:table-cell office:value-type="float" office:value="0.0121976011384428">
            <text:p>0.0121976011</text:p>
          </table:table-cell>
          <table:table-cell office:value-type="float" office:value="0.0410921427008098">
            <text:p>0.0410921427</text:p>
          </table:table-cell>
          <table:table-cell office:value-type="float" office:value="0.0531380294053105">
            <text:p>0.0531380294</text:p>
          </table:table-cell>
          <table:table-cell office:value-type="float" office:value="1.04298321567267">
            <text:p>1.0429832157</text:p>
          </table:table-cell>
          <table:table-cell office:value-type="float" office:value="1.14713208526865">
            <text:p>1.1471320853</text:p>
          </table:table-cell>
          <table:table-cell office:value-type="float" office:value="1.19151745724998">
            <text:p>1.1915174572</text:p>
          </table:table-cell>
          <table:table-cell office:value-type="float" office:value="0">
            <text:p>0</text:p>
          </table:table-cell>
          <table:table-cell office:value-type="float" office:value="17.2123672191017">
            <text:p>17.2123672191</text:p>
          </table:table-cell>
          <table:table-cell office:value-type="float" office:value="13.3878602311111">
            <text:p>13.387860231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384">
            <text:p>14384</text:p>
          </table:table-cell>
          <table:table-cell office:value-type="float" office:value="24263">
            <text:p>24263</text:p>
          </table:table-cell>
          <table:table-cell office:value-type="float" office:value="145.125">
            <text:p>145.125</text:p>
          </table:table-cell>
          <table:table-cell office:value-type="float" office:value="857.375">
            <text:p>857.375</text:p>
          </table:table-cell>
          <table:table-cell office:value-type="float" office:value="1381">
            <text:p>1381</text:p>
          </table:table-cell>
          <table:table-cell office:value-type="float" office:value="0.0141585365853659">
            <text:p>0.0141585366</text:p>
          </table:table-cell>
          <table:table-cell office:value-type="float" office:value="0.059606159621802">
            <text:p>0.0596061596</text:p>
          </table:table-cell>
          <table:table-cell office:value-type="float" office:value="0.0569179408976631">
            <text:p>0.0569179409</text:p>
          </table:table-cell>
          <table:table-cell office:value-type="float" office:value="1.04994778779893">
            <text:p>1.0499477878</text:p>
          </table:table-cell>
          <table:table-cell office:value-type="float" office:value="1.21558523143543">
            <text:p>1.2155852314</text:p>
          </table:table-cell>
          <table:table-cell office:value-type="float" office:value="1.20556251105404">
            <text:p>1.2055625111</text:p>
          </table:table-cell>
          <table:table-cell office:value-type="float" office:value="0">
            <text:p>0</text:p>
          </table:table-cell>
          <table:table-cell office:value-type="float" office:value="11.9720139219923">
            <text:p>11.972013922</text:p>
          </table:table-cell>
          <table:table-cell office:value-type="float" office:value="12.5213849235483">
            <text:p>12.521384923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419">
            <text:p>419</text:p>
          </table:table-cell>
          <table:table-cell office:value-type="float" office:value="9955">
            <text:p>9955</text:p>
          </table:table-cell>
          <table:table-cell office:value-type="float" office:value="15323">
            <text:p>15323</text:p>
          </table:table-cell>
          <table:table-cell office:value-type="float" office:value="25887">
            <text:p>25887</text:p>
          </table:table-cell>
          <table:table-cell office:value-type="float" office:value="225.375">
            <text:p>225.375</text:p>
          </table:table-cell>
          <table:table-cell office:value-type="float" office:value="894.75">
            <text:p>894.75</text:p>
          </table:table-cell>
          <table:table-cell office:value-type="float" office:value="1462.375">
            <text:p>1462.375</text:p>
          </table:table-cell>
          <table:table-cell office:value-type="float" office:value="0.0226393771973882">
            <text:p>0.0226393772</text:p>
          </table:table-cell>
          <table:table-cell office:value-type="float" office:value="0.0583926124127129">
            <text:p>0.0583926124</text:p>
          </table:table-cell>
          <table:table-cell office:value-type="float" office:value="0.0564907096225905">
            <text:p>0.0564907096</text:p>
          </table:table-cell>
          <table:table-cell office:value-type="float" office:value="1.08024240133463">
            <text:p>1.0802424013</text:p>
          </table:table-cell>
          <table:table-cell office:value-type="float" office:value="1.21105714992588">
            <text:p>1.2110571499</text:p>
          </table:table-cell>
          <table:table-cell office:value-type="float" office:value="1.20397223621545">
            <text:p>1.2039722362</text:p>
          </table:table-cell>
          <table:table-cell office:value-type="float" office:value="30.9621642649303">
            <text:p>30.9621642649</text:p>
          </table:table-cell>
          <table:table-cell office:value-type="float" office:value="12.2137558613484">
            <text:p>12.2137558613</text:p>
          </table:table-cell>
          <table:table-cell office:value-type="float" office:value="12.6135088371712">
            <text:p>12.613508837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6140">
            <text:p>16140</text:p>
          </table:table-cell>
          <table:table-cell office:value-type="float" office:value="27236">
            <text:p>27236</text:p>
          </table:table-cell>
          <table:table-cell office:value-type="float" office:value="397">
            <text:p>397</text:p>
          </table:table-cell>
          <table:table-cell office:value-type="float" office:value="791.125">
            <text:p>791.125</text:p>
          </table:table-cell>
          <table:table-cell office:value-type="float" office:value="1283.875">
            <text:p>1283.875</text:p>
          </table:table-cell>
          <table:table-cell office:value-type="float" office:value="0.0376660341555977">
            <text:p>0.0376660342</text:p>
          </table:table-cell>
          <table:table-cell office:value-type="float" office:value="0.0490164188351921">
            <text:p>0.0490164188</text:p>
          </table:table-cell>
          <table:table-cell office:value-type="float" office:value="0.0471388970480247">
            <text:p>0.047138897</text:p>
          </table:table-cell>
          <table:table-cell office:value-type="float" office:value="1.13461183059745">
            <text:p>1.1346118306</text:p>
          </table:table-cell>
          <table:table-cell office:value-type="float" office:value="1.17626658018141">
            <text:p>1.1762665802</text:p>
          </table:table-cell>
          <table:table-cell office:value-type="float" office:value="1.1693414078733">
            <text:p>1.1693414079</text:p>
          </table:table-cell>
          <table:table-cell office:value-type="float" office:value="18.7468844942737">
            <text:p>18.7468844943</text:p>
          </table:table-cell>
          <table:table-cell office:value-type="float" office:value="14.4849320441041">
            <text:p>14.4849320441</text:p>
          </table:table-cell>
          <table:table-cell office:value-type="float" office:value="15.0482702703374">
            <text:p>15.048270270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7000">
            <text:p>17000</text:p>
          </table:table-cell>
          <table:table-cell office:value-type="float" office:value="28290">
            <text:p>28290</text:p>
          </table:table-cell>
          <table:table-cell office:value-type="float" office:value="463.5">
            <text:p>463.5</text:p>
          </table:table-cell>
          <table:table-cell office:value-type="float" office:value="926.625">
            <text:p>926.625</text:p>
          </table:table-cell>
          <table:table-cell office:value-type="float" office:value="943.5">
            <text:p>943.5</text:p>
          </table:table-cell>
          <table:table-cell office:value-type="float" office:value="0.0430922275939011">
            <text:p>0.0430922276</text:p>
          </table:table-cell>
          <table:table-cell office:value-type="float" office:value="0.0545073529411765">
            <text:p>0.0545073529</text:p>
          </table:table-cell>
          <table:table-cell office:value-type="float" office:value="0.0333510074231177">
            <text:p>0.0333510074</text:p>
          </table:table-cell>
          <table:table-cell office:value-type="float" office:value="1.1544623991335">
            <text:p>1.1544623991</text:p>
          </table:table-cell>
          <table:table-cell office:value-type="float" office:value="1.19659899628244">
            <text:p>1.1965989963</text:p>
          </table:table-cell>
          <table:table-cell office:value-type="float" office:value="1.11890861378534">
            <text:p>1.1189086138</text:p>
          </table:table-cell>
          <table:table-cell office:value-type="float" office:value="16.4293385817383">
            <text:p>16.4293385817</text:p>
          </table:table-cell>
          <table:table-cell office:value-type="float" office:value="13.0600892936859">
            <text:p>13.0600892937</text:p>
          </table:table-cell>
          <table:table-cell office:value-type="float" office:value="21.128074210689">
            <text:p>21.128074210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table:number-columns-repeated="2" office:value-type="float" office:value="559">
            <text:p>559</text:p>
          </table:table-cell>
          <table:table-cell office:value-type="float" office:value="10592">
            <text:p>10592</text:p>
          </table:table-cell>
          <table:table-cell office:value-type="float" office:value="18058">
            <text:p>18058</text:p>
          </table:table-cell>
          <table:table-cell office:value-type="float" office:value="29593">
            <text:p>29593</text:p>
          </table:table-cell>
          <table:table-cell office:value-type="float" office:value="502.375">
            <text:p>502.375</text:p>
          </table:table-cell>
          <table:table-cell office:value-type="float" office:value="824.25">
            <text:p>824.25</text:p>
          </table:table-cell>
          <table:table-cell office:value-type="float" office:value="562.25">
            <text:p>562.25</text:p>
          </table:table-cell>
          <table:table-cell office:value-type="float" office:value="0.047429663897281">
            <text:p>0.0474296639</text:p>
          </table:table-cell>
          <table:table-cell office:value-type="float" office:value="0.0456445896555543">
            <text:p>0.0456445897</text:p>
          </table:table-cell>
          <table:table-cell office:value-type="float" office:value="0.0189994255398236">
            <text:p>0.0189994255</text:p>
          </table:table-cell>
          <table:table-cell office:value-type="float" office:value="1.1704129867546">
            <text:p>1.1704129868</text:p>
          </table:table-cell>
          <table:table-cell office:value-type="float" office:value="1.16383958378149">
            <text:p>1.1638395838</text:p>
          </table:table-cell>
          <table:table-cell office:value-type="float" office:value="1.06720550660424">
            <text:p>1.0672055066</text:p>
          </table:table-cell>
          <table:table-cell office:value-type="float" office:value="14.9581093917867">
            <text:p>14.9581093918</text:p>
          </table:table-cell>
          <table:table-cell office:value-type="float" office:value="15.5297423260386">
            <text:p>15.5297423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446">
            <text:p>446</text:p>
          </table:table-cell>
          <table:table-cell office:value-type="float" office:value="11250">
            <text:p>11250</text:p>
          </table:table-cell>
          <table:table-cell office:value-type="float" office:value="18920">
            <text:p>18920</text:p>
          </table:table-cell>
          <table:table-cell office:value-type="float" office:value="31165">
            <text:p>31165</text:p>
          </table:table-cell>
          <table:table-cell office:value-type="float" office:value="640.75">
            <text:p>640.75</text:p>
          </table:table-cell>
          <table:table-cell office:value-type="float" office:value="1091.375">
            <text:p>1091.375</text:p>
          </table:table-cell>
          <table:table-cell office:value-type="float" office:value="216.125">
            <text:p>216.125</text:p>
          </table:table-cell>
          <table:table-cell office:value-type="float" office:value="0.0569555555555556">
            <text:p>0.0569555556</text:p>
          </table:table-cell>
          <table:table-cell office:value-type="float" office:value="0.0576836680761099">
            <text:p>0.0576836681</text:p>
          </table:table-cell>
          <table:table-cell office:value-type="float" office:value="0.00693486282688914">
            <text:p>0.0069348628</text:p>
          </table:table-cell>
          <table:table-cell office:value-type="float" office:value="1.20570255764938">
            <text:p>1.2057025576</text:p>
          </table:table-cell>
          <table:table-cell office:value-type="float" office:value="1.20841455316931">
            <text:p>1.2084145532</text:p>
          </table:table-cell>
          <table:table-cell office:value-type="float" office:value="1.02436628084607">
            <text:p>1.0243662808</text:p>
          </table:table-cell>
          <table:table-cell office:value-type="float" office:value="12.5133402527356">
            <text:p>12.5133402527</text:p>
          </table:table-cell>
          <table:table-cell office:value-type="float" office:value="12.3596849956918">
            <text:p>12.3596849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550">
            <text:p>12550</text:p>
          </table:table-cell>
          <table:table-cell office:value-type="float" office:value="20085">
            <text:p>20085</text:p>
          </table:table-cell>
          <table:table-cell office:value-type="float" office:value="31762">
            <text:p>31762</text:p>
          </table:table-cell>
          <table:table-cell office:value-type="float" office:value="711.75">
            <text:p>711.75</text:p>
          </table:table-cell>
          <table:table-cell office:value-type="float" office:value="940.5">
            <text:p>940.5</text:p>
          </table:table-cell>
          <table:table-cell office:value-type="float" office:value="4.25">
            <text:p>4.25</text:p>
          </table:table-cell>
          <table:table-cell office:value-type="float" office:value="0.0567131474103586">
            <text:p>0.0567131474</text:p>
          </table:table-cell>
          <table:table-cell office:value-type="float" office:value="0.0468259895444361">
            <text:p>0.0468259895</text:p>
          </table:table-cell>
          <table:table-cell office:value-type="float" office:value="0.000133807694729551">
            <text:p>0.0001338077</text:p>
          </table:table-cell>
          <table:table-cell office:value-type="float" office:value="1.20480012287107">
            <text:p>1.2048001229</text:p>
          </table:table-cell>
          <table:table-cell office:value-type="float" office:value="1.16818860306729">
            <text:p>1.1681886031</text:p>
          </table:table-cell>
          <table:table-cell office:value-type="float" office:value="1.00046836202437">
            <text:p>1.000468362</text:p>
          </table:table-cell>
          <table:table-cell office:value-type="float" office:value="12.565371401161">
            <text:p>12.5653714012</text:p>
          </table:table-cell>
          <table:table-cell office:value-type="float" office:value="15.14654714672">
            <text:p>15.1465471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52">
            <text:p>852</text:p>
          </table:table-cell>
          <table:table-cell office:value-type="float" office:value="13257">
            <text:p>13257</text:p>
          </table:table-cell>
          <table:table-cell office:value-type="float" office:value="21150">
            <text:p>21150</text:p>
          </table:table-cell>
          <table:table-cell office:value-type="float" office:value="30056">
            <text:p>30056</text:p>
          </table:table-cell>
          <table:table-cell office:value-type="float" office:value="719.375">
            <text:p>719.375</text:p>
          </table:table-cell>
          <table:table-cell office:value-type="float" office:value="688.5">
            <text:p>688.5</text:p>
          </table:table-cell>
          <table:table-cell office:value-type="float" office:value="-11.25">
            <text:p>-11.25</text:p>
          </table:table-cell>
          <table:table-cell office:value-type="float" office:value="0.0542637851700988">
            <text:p>0.0542637852</text:p>
          </table:table-cell>
          <table:table-cell office:value-type="float" office:value="0.0325531914893617">
            <text:p>0.0325531915</text:p>
          </table:table-cell>
          <table:table-cell office:value-type="float" office:value="-0.0003743013042321">
            <text:p>-0.0003743013</text:p>
          </table:table-cell>
          <table:table-cell office:value-type="float" office:value="1.19569458252208">
            <text:p>1.1956945825</text:p>
          </table:table-cell>
          <table:table-cell office:value-type="float" office:value="1.11601320235401">
            <text:p>1.1160132024</text:p>
          </table:table-cell>
          <table:table-cell office:value-type="float" office:value="0.998690220034062">
            <text:p>0.99869022</text:p>
          </table:table-cell>
          <table:table-cell office:value-type="float" office:value="13.1171821280971">
            <text:p>13.1171821281</text:p>
          </table:table-cell>
          <table:table-cell office:value-type="float" office:value="21.6374797600883">
            <text:p>21.6374797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14230">
            <text:p>14230</text:p>
          </table:table-cell>
          <table:table-cell office:value-type="float" office:value="21220">
            <text:p>21220</text:p>
          </table:table-cell>
          <table:table-cell office:value-type="float" office:value="29725">
            <text:p>29725</text:p>
          </table:table-cell>
          <table:table-cell office:value-type="float" office:value="838.5">
            <text:p>838.5</text:p>
          </table:table-cell>
          <table:table-cell office:value-type="float" office:value="-19.25">
            <text:p>-19.25</text:p>
          </table:table-cell>
          <table:table-cell office:value-type="float" office:value="578.75">
            <text:p>578.75</text:p>
          </table:table-cell>
          <table:table-cell office:value-type="float" office:value="0.0589248067463106">
            <text:p>0.0589248067</text:p>
          </table:table-cell>
          <table:table-cell office:value-type="float" office:value="-0.000907163053722903">
            <text:p>-0.0009071631</text:p>
          </table:table-cell>
          <table:table-cell office:value-type="float" office:value="0.0194701429772918">
            <text:p>0.019470143</text:p>
          </table:table-cell>
          <table:table-cell office:value-type="float" office:value="1.21304220399826">
            <text:p>1.213042204</text:p>
          </table:table-cell>
          <table:table-cell office:value-type="float" office:value="0.99682654228379">
            <text:p>0.9968265423</text:p>
          </table:table-cell>
          <table:table-cell office:value-type="float" office:value="1.06888850989693">
            <text:p>1.0688885099</text:p>
          </table:table-cell>
          <table:table-cell office:value-type="float" office:value="12.1065157575081">
            <text:p>12.10651575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463">
            <text:p>463</text:p>
          </table:table-cell>
          <table:table-cell office:value-type="float" office:value="15250">
            <text:p>15250</text:p>
          </table:table-cell>
          <table:table-cell office:value-type="float" office:value="20636">
            <text:p>20636</text:p>
          </table:table-cell>
          <table:table-cell office:value-type="float" office:value="31247">
            <text:p>31247</text:p>
          </table:table-cell>
          <table:table-cell office:value-type="float" office:value="862.25">
            <text:p>862.25</text:p>
          </table:table-cell>
          <table:table-cell office:value-type="float" office:value="42.5">
            <text:p>42.5</text:p>
          </table:table-cell>
          <table:table-cell office:value-type="float" office:value="228">
            <text:p>228</text:p>
          </table:table-cell>
          <table:table-cell office:value-type="float" office:value="0.0565409836065574">
            <text:p>0.0565409836</text:p>
          </table:table-cell>
          <table:table-cell office:value-type="float" office:value="0.00205950765652258">
            <text:p>0.0020595077</text:p>
          </table:table-cell>
          <table:table-cell office:value-type="float" office:value="0.00729670048324639">
            <text:p>0.0072967005</text:p>
          </table:table-cell>
          <table:table-cell office:value-type="float" office:value="1.20415933296426">
            <text:p>1.204159333</text:p>
          </table:table-cell>
          <table:table-cell office:value-type="float" office:value="1.00721659027853">
            <text:p>1.0072165903</text:p>
          </table:table-cell>
          <table:table-cell office:value-type="float" office:value="1.02564280569373">
            <text:p>1.0256428057</text:p>
          </table:table-cell>
          <table:table-cell office:value-type="float" office:value="12.6025959979691">
            <text:p>12.6025959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5843">
            <text:p>15843</text:p>
          </table:table-cell>
          <table:table-cell office:value-type="float" office:value="20219">
            <text:p>20219</text:p>
          </table:table-cell>
          <table:table-cell office:value-type="float" office:value="31636">
            <text:p>31636</text:p>
          </table:table-cell>
          <table:table-cell office:value-type="float" office:value="4.625">
            <text:p>4.625</text:p>
          </table:table-cell>
          <table:table-cell office:value-type="float" office:value="955.75">
            <text:p>955.75</text:p>
          </table:table-cell>
          <table:table-cell office:value-type="float" office:value="-1.375">
            <text:p>-1.375</text:p>
          </table:table-cell>
          <table:table-cell office:value-type="float" office:value="0.000291927034021334">
            <text:p>0.000291927</text:p>
          </table:table-cell>
          <table:table-cell office:value-type="float" office:value="0.0472698946535437">
            <text:p>0.0472698947</text:p>
          </table:table-cell>
          <table:table-cell table:style-name="ce17" office:value-type="float" office:value="-0.0000434631432545202">
            <text:p>-4.35E-005</text:p>
          </table:table-cell>
          <table:table-cell office:value-type="float" office:value="1.00102191165301">
            <text:p>1.0010219117</text:p>
          </table:table-cell>
          <table:table-cell office:value-type="float" office:value="1.16982413945089">
            <text:p>1.1698241395</text:p>
          </table:table-cell>
          <table:table-cell office:value-type="float" office:value="0.999847882701137">
            <text:p>0.9998478827</text:p>
          </table:table-cell>
          <table:table-cell office:value-type="float" office:value="0">
            <text:p>0</text:p>
          </table:table-cell>
          <table:table-cell office:value-type="float" office:value="15.0075133124947">
            <text:p>15.007513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table:number-columns-repeated="2" office:value-type="float" office:value="671">
            <text:p>671</text:p>
          </table:table-cell>
          <table:table-cell office:value-type="float" office:value="16195">
            <text:p>16195</text:p>
          </table:table-cell>
          <table:table-cell office:value-type="float" office:value="21188">
            <text:p>21188</text:p>
          </table:table-cell>
          <table:table-cell office:value-type="float" office:value="29999">
            <text:p>29999</text:p>
          </table:table-cell>
          <table:table-cell office:value-type="float" office:value="-36.875">
            <text:p>-36.875</text:p>
          </table:table-cell>
          <table:table-cell office:value-type="float" office:value="680.5">
            <text:p>680.5</text:p>
          </table:table-cell>
          <table:table-cell office:value-type="float" office:value="-40.25">
            <text:p>-40.25</text:p>
          </table:table-cell>
          <table:table-cell office:value-type="float" office:value="-0.00227693732633529">
            <text:p>-0.0022769373</text:p>
          </table:table-cell>
          <table:table-cell office:value-type="float" office:value="0.0321172361714178">
            <text:p>0.0321172362</text:p>
          </table:table-cell>
          <table:table-cell office:value-type="float" office:value="-0.00134171139037968">
            <text:p>-0.0013417114</text:p>
          </table:table-cell>
          <table:table-cell office:value-type="float" office:value="0.992040880867259">
            <text:p>0.9920408809</text:p>
          </table:table-cell>
          <table:table-cell office:value-type="float" office:value="1.11443209964417">
            <text:p>1.1144320996</text:p>
          </table:table-cell>
          <table:table-cell office:value-type="float" office:value="0.995307538505003">
            <text:p>0.9953075385</text:p>
          </table:table-cell>
          <table:table-cell office:value-type="float" office:value="0">
            <text:p>0</text:p>
          </table:table-cell>
          <table:table-cell office:value-type="float" office:value="21.9265293466903">
            <text:p>21.9265293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16934">
            <text:p>16934</text:p>
          </table:table-cell>
          <table:table-cell office:value-type="float" office:value="21996">
            <text:p>21996</text:p>
          </table:table-cell>
          <table:table-cell office:value-type="float" office:value="29725">
            <text:p>29725</text:p>
          </table:table-cell>
          <table:table-cell office:value-type="float" office:value="44.375">
            <text:p>44.375</text:p>
          </table:table-cell>
          <table:table-cell office:value-type="float" office:value="-83.75">
            <text:p>-83.75</text:p>
          </table:table-cell>
          <table:table-cell office:value-type="float" office:value="578.75">
            <text:p>578.75</text:p>
          </table:table-cell>
          <table:table-cell office:value-type="float" office:value="0.00262046769812212">
            <text:p>0.0026204677</text:p>
          </table:table-cell>
          <table:table-cell office:value-type="float" office:value="-0.00380751045644663">
            <text:p>-0.0038075105</text:p>
          </table:table-cell>
          <table:table-cell office:value-type="float" office:value="0.0194701429772918">
            <text:p>0.019470143</text:p>
          </table:table-cell>
          <table:table-cell office:value-type="float" office:value="1.0091850959713">
            <text:p>1.009185096</text:p>
          </table:table-cell>
          <table:table-cell office:value-type="float" office:value="0.986702127788754">
            <text:p>0.9867021278</text:p>
          </table:table-cell>
          <table:table-cell office:value-type="float" office:value="1.06888850989693">
            <text:p>1.06888850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39">
            <text:p>539</text:p>
          </table:table-cell>
          <table:table-cell office:value-type="float" office:value="16340">
            <text:p>16340</text:p>
          </table:table-cell>
          <table:table-cell office:value-type="float" office:value="23058">
            <text:p>23058</text:p>
          </table:table-cell>
          <table:table-cell office:value-type="float" office:value="31468">
            <text:p>31468</text:p>
          </table:table-cell>
          <table:table-cell office:value-type="float" office:value="-143.125">
            <text:p>-143.125</text:p>
          </table:table-cell>
          <table:table-cell office:value-type="float" office:value="-66.5">
            <text:p>-66.5</text:p>
          </table:table-cell>
          <table:table-cell office:value-type="float" office:value="71.75">
            <text:p>71.75</text:p>
          </table:table-cell>
          <table:table-cell office:value-type="float" office:value="-0.00875917992656059">
            <text:p>-0.0087591799</text:p>
          </table:table-cell>
          <table:table-cell office:value-type="float" office:value="-0.00288403157255616">
            <text:p>-0.0028840316</text:p>
          </table:table-cell>
          <table:table-cell office:value-type="float" office:value="0.00228009406381086">
            <text:p>0.0022800941</text:p>
          </table:table-cell>
          <table:table-cell office:value-type="float" office:value="0.96949324779369">
            <text:p>0.9694932478</text:p>
          </table:table-cell>
          <table:table-cell office:value-type="float" office:value="0.989922192066752">
            <text:p>0.9899221921</text:p>
          </table:table-cell>
          <table:table-cell office:value-type="float" office:value="1.00799051892806">
            <text:p>1.00799051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1018">
            <text:p>1018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5962">
            <text:p>15962</text:p>
          </table:table-cell>
          <table:table-cell office:value-type="float" office:value="23486">
            <text:p>23486</text:p>
          </table:table-cell>
          <table:table-cell office:value-type="float" office:value="31874">
            <text:p>31874</text:p>
          </table:table-cell>
          <table:table-cell office:value-type="float" office:value="-46.25">
            <text:p>-46.25</text:p>
          </table:table-cell>
          <table:table-cell office:value-type="float" office:value="235">
            <text:p>235</text:p>
          </table:table-cell>
          <table:table-cell office:value-type="float" office:value="51.625">
            <text:p>51.625</text:p>
          </table:table-cell>
          <table:table-cell office:value-type="float" office:value="-0.00289750657812304">
            <text:p>-0.0028975066</text:p>
          </table:table-cell>
          <table:table-cell office:value-type="float" office:value="0.0100059609980414">
            <text:p>0.010005961</text:p>
          </table:table-cell>
          <table:table-cell office:value-type="float" office:value="0.00161965865595783">
            <text:p>0.0016196587</text:p>
          </table:table-cell>
          <table:table-cell office:value-type="float" office:value="0.989875182243535">
            <text:p>0.9898751822</text:p>
          </table:table-cell>
          <table:table-cell office:value-type="float" office:value="1.03521709723391">
            <text:p>1.0352170972</text:p>
          </table:table-cell>
          <table:table-cell office:value-type="float" office:value="1.00567394695241">
            <text:p>1.0056739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1033">
            <text:p>103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6304">
            <text:p>16304</text:p>
          </table:table-cell>
          <table:table-cell office:value-type="float" office:value="22145">
            <text:p>22145</text:p>
          </table:table-cell>
          <table:table-cell office:value-type="float" office:value="30357">
            <text:p>30357</text:p>
          </table:table-cell>
          <table:table-cell office:value-type="float" office:value="-104.5">
            <text:p>-104.5</text:p>
          </table:table-cell>
          <table:table-cell office:value-type="float" office:value="268.625">
            <text:p>268.625</text:p>
          </table:table-cell>
          <table:table-cell office:value-type="float" office:value="-65.5">
            <text:p>-65.5</text:p>
          </table:table-cell>
          <table:table-cell office:value-type="float" office:value="-0.0064094700686948">
            <text:p>-0.0064094701</text:p>
          </table:table-cell>
          <table:table-cell office:value-type="float" office:value="0.0121302777150598">
            <text:p>0.0121302777</text:p>
          </table:table-cell>
          <table:table-cell office:value-type="float" office:value="-0.00215765721250453">
            <text:p>-0.0021576572</text:p>
          </table:table-cell>
          <table:table-cell office:value-type="float" office:value="0.977647374120429">
            <text:p>0.9776473741</text:p>
          </table:table-cell>
          <table:table-cell office:value-type="float" office:value="1.0427443735321">
            <text:p>1.0427443735</text:p>
          </table:table-cell>
          <table:table-cell office:value-type="float" office:value="0.992457324506142">
            <text:p>0.99245732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8">
            <text:p>518</text:p>
          </table:table-cell>
          <table:table-cell office:value-type="float" office:value="16080">
            <text:p>16080</text:p>
          </table:table-cell>
          <table:table-cell office:value-type="float" office:value="21350">
            <text:p>21350</text:p>
          </table:table-cell>
          <table:table-cell office:value-type="float" office:value="29578">
            <text:p>29578</text:p>
          </table:table-cell>
          <table:table-cell office:value-type="float" office:value="-152.5">
            <text:p>-152.5</text:p>
          </table:table-cell>
          <table:table-cell office:value-type="float" office:value="-9.125">
            <text:p>-9.125</text:p>
          </table:table-cell>
          <table:table-cell office:value-type="float" office:value="-14.5">
            <text:p>-14.5</text:p>
          </table:table-cell>
          <table:table-cell office:value-type="float" office:value="-0.00948383084577114">
            <text:p>-0.0094838308</text:p>
          </table:table-cell>
          <table:table-cell office:value-type="float" office:value="-0.000427400468384075">
            <text:p>-0.0004274005</text:p>
          </table:table-cell>
          <table:table-cell office:value-type="float" office:value="-0.000490229224423558">
            <text:p>-0.0004902292</text:p>
          </table:table-cell>
          <table:table-cell office:value-type="float" office:value="0.966982880412923">
            <text:p>0.9669828804</text:p>
          </table:table-cell>
          <table:table-cell office:value-type="float" office:value="0.99850445639613">
            <text:p>0.9985044564</text:p>
          </table:table-cell>
          <table:table-cell office:value-type="float" office:value="0.998284668750915">
            <text:p>0.9982846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5652">
            <text:p>15652</text:p>
          </table:table-cell>
          <table:table-cell office:value-type="float" office:value="21255">
            <text:p>21255</text:p>
          </table:table-cell>
          <table:table-cell office:value-type="float" office:value="31359">
            <text:p>31359</text:p>
          </table:table-cell>
          <table:table-cell office:value-type="float" office:value="-106.875">
            <text:p>-106.875</text:p>
          </table:table-cell>
          <table:table-cell office:value-type="float" office:value="266.125">
            <text:p>266.125</text:p>
          </table:table-cell>
          <table:table-cell office:value-type="float" office:value="150.5">
            <text:p>150.5</text:p>
          </table:table-cell>
          <table:table-cell office:value-type="float" office:value="-0.00682820086889854">
            <text:p>-0.0068282009</text:p>
          </table:table-cell>
          <table:table-cell office:value-type="float" office:value="0.012520583392143">
            <text:p>0.0125205834</text:p>
          </table:table-cell>
          <table:table-cell office:value-type="float" office:value="0.00479926018049045">
            <text:p>0.0047992602</text:p>
          </table:table-cell>
          <table:table-cell office:value-type="float" office:value="0.976192680639983">
            <text:p>0.9761926806</text:p>
          </table:table-cell>
          <table:table-cell office:value-type="float" office:value="1.04412930128912">
            <text:p>1.0441293013</text:p>
          </table:table-cell>
          <table:table-cell office:value-type="float" office:value="1.01684255511235">
            <text:p>1.01684255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4886">
            <text:p>14886</text:p>
          </table:table-cell>
          <table:table-cell office:value-type="float" office:value="21650">
            <text:p>21650</text:p>
          </table:table-cell>
          <table:table-cell office:value-type="float" office:value="31897">
            <text:p>31897</text:p>
          </table:table-cell>
          <table:table-cell office:value-type="float" office:value="-171.25">
            <text:p>-171.25</text:p>
          </table:table-cell>
          <table:table-cell office:value-type="float" office:value="156.25">
            <text:p>156.25</text:p>
          </table:table-cell>
          <table:table-cell office:value-type="float" office:value="253.125">
            <text:p>253.125</text:p>
          </table:table-cell>
          <table:table-cell office:value-type="float" office:value="-0.0115040978100228">
            <text:p>-0.0115040978</text:p>
          </table:table-cell>
          <table:table-cell office:value-type="float" office:value="0.00721709006928406">
            <text:p>0.0072170901</text:p>
          </table:table-cell>
          <table:table-cell office:value-type="float" office:value="0.00793569928206414">
            <text:p>0.0079356993</text:p>
          </table:table-cell>
          <table:table-cell office:value-type="float" office:value="0.959995052427108">
            <text:p>0.9599950524</text:p>
          </table:table-cell>
          <table:table-cell office:value-type="float" office:value="1.02536190456507">
            <text:p>1.0253619046</text:p>
          </table:table-cell>
          <table:table-cell office:value-type="float" office:value="1.02789837912049">
            <text:p>1.02789837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579">
            <text:p>579</text:p>
          </table:table-cell>
          <table:table-cell office:value-type="float" office:value="15394">
            <text:p>15394</text:p>
          </table:table-cell>
          <table:table-cell office:value-type="float" office:value="21453">
            <text:p>21453</text:p>
          </table:table-cell>
          <table:table-cell office:value-type="float" office:value="30383">
            <text:p>30383</text:p>
          </table:table-cell>
          <table:table-cell office:value-type="float" office:value="-196">
            <text:p>-196</text:p>
          </table:table-cell>
          <table:table-cell office:value-type="float" office:value="72.75">
            <text:p>72.75</text:p>
          </table:table-cell>
          <table:table-cell office:value-type="float" office:value="459.75">
            <text:p>459.75</text:p>
          </table:table-cell>
          <table:table-cell office:value-type="float" office:value="-0.012732233337664">
            <text:p>-0.0127322333</text:p>
          </table:table-cell>
          <table:table-cell office:value-type="float" office:value="0.00339113410711789">
            <text:p>0.0033911341</text:p>
          </table:table-cell>
          <table:table-cell office:value-type="float" office:value="0.0151318171345818">
            <text:p>0.0151318171</text:p>
          </table:table-cell>
          <table:table-cell office:value-type="float" office:value="0.955754918459075">
            <text:p>0.9557549185</text:p>
          </table:table-cell>
          <table:table-cell office:value-type="float" office:value="1.01189150896436">
            <text:p>1.011891509</text:p>
          </table:table-cell>
          <table:table-cell office:value-type="float" office:value="1.05341014487503">
            <text:p>1.0534101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218">
            <text:p>21218</text:p>
          </table:table-cell>
          <table:table-cell office:value-type="float" office:value="33295">
            <text:p>33295</text:p>
          </table:table-cell>
          <table:table-cell office:value-type="float" office:value="197">
            <text:p>197</text:p>
          </table:table-cell>
          <table:table-cell office:value-type="float" office:value="176.75">
            <text:p>176.75</text:p>
          </table:table-cell>
          <table:table-cell office:value-type="float" office:value="399">
            <text:p>399</text:p>
          </table:table-cell>
          <table:table-cell office:value-type="float" office:value="0.0122057001239157">
            <text:p>0.0122057001</text:p>
          </table:table-cell>
          <table:table-cell office:value-type="float" office:value="0.00833019134696955">
            <text:p>0.0083301913</text:p>
          </table:table-cell>
          <table:table-cell office:value-type="float" office:value="0.0119837813485508">
            <text:p>0.0119837813</text:p>
          </table:table-cell>
          <table:table-cell office:value-type="float" office:value="1.04301194950011">
            <text:p>1.0430119495</text:p>
          </table:table-cell>
          <table:table-cell office:value-type="float" office:value="1.02929167820663">
            <text:p>1.0292916782</text:p>
          </table:table-cell>
          <table:table-cell office:value-type="float" office:value="1.04222471231013">
            <text:p>1.04222471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5860">
            <text:p>15860</text:p>
          </table:table-cell>
          <table:table-cell office:value-type="float" office:value="22416">
            <text:p>22416</text:p>
          </table:table-cell>
          <table:table-cell office:value-type="float" office:value="35092">
            <text:p>35092</text:p>
          </table:table-cell>
          <table:table-cell office:value-type="float" office:value="170">
            <text:p>170</text:p>
          </table:table-cell>
          <table:table-cell office:value-type="float" office:value="-24.125">
            <text:p>-24.125</text:p>
          </table:table-cell>
          <table:table-cell office:value-type="float" office:value="-148.5">
            <text:p>-148.5</text:p>
          </table:table-cell>
          <table:table-cell office:value-type="float" office:value="0.010718789407314">
            <text:p>0.0107187894</text:p>
          </table:table-cell>
          <table:table-cell office:value-type="float" office:value="-0.00107624018558173">
            <text:p>-0.0010762402</text:p>
          </table:table-cell>
          <table:table-cell office:value-type="float" office:value="-0.00423173372848513">
            <text:p>-0.0042317337</text:p>
          </table:table-cell>
          <table:table-cell office:value-type="float" office:value="1.03774095212046">
            <text:p>1.0377409521</text:p>
          </table:table-cell>
          <table:table-cell office:value-type="float" office:value="0.996235429604621">
            <text:p>0.9962354296</text:p>
          </table:table-cell>
          <table:table-cell office:value-type="float" office:value="0.985224030788186">
            <text:p>0.985224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6028">
            <text:p>16028</text:p>
          </table:table-cell>
          <table:table-cell office:value-type="float" office:value="22662">
            <text:p>22662</text:p>
          </table:table-cell>
          <table:table-cell office:value-type="float" office:value="36684">
            <text:p>36684</text:p>
          </table:table-cell>
          <table:table-cell office:value-type="float" office:value="283.375">
            <text:p>283.375</text:p>
          </table:table-cell>
          <table:table-cell office:value-type="float" office:value="81.75">
            <text:p>81.75</text:p>
          </table:table-cell>
          <table:table-cell office:value-type="float" office:value="-345.625">
            <text:p>-345.625</text:p>
          </table:table-cell>
          <table:table-cell office:value-type="float" office:value="0.0176799975043674">
            <text:p>0.0176799975</text:p>
          </table:table-cell>
          <table:table-cell office:value-type="float" office:value="0.0036073603388933">
            <text:p>0.0036073603</text:p>
          </table:table-cell>
          <table:table-cell office:value-type="float" office:value="-0.00942168247737433">
            <text:p>-0.0094216825</text:p>
          </table:table-cell>
          <table:table-cell office:value-type="float" office:value="1.06249265259632">
            <text:p>1.0624926526</text:p>
          </table:table-cell>
          <table:table-cell office:value-type="float" office:value="1.01265126676141">
            <text:p>1.0126512668</text:p>
          </table:table-cell>
          <table:table-cell office:value-type="float" office:value="0.967198096806571">
            <text:p>0.9671980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6275">
            <text:p>16275</text:p>
          </table:table-cell>
          <table:table-cell office:value-type="float" office:value="21453">
            <text:p>21453</text:p>
          </table:table-cell>
          <table:table-cell office:value-type="float" office:value="34256">
            <text:p>34256</text:p>
          </table:table-cell>
          <table:table-cell office:value-type="float" office:value="21.5">
            <text:p>21.5</text:p>
          </table:table-cell>
          <table:table-cell office:value-type="float" office:value="72.75">
            <text:p>72.75</text:p>
          </table:table-cell>
          <table:table-cell office:value-type="float" office:value="-927.625">
            <text:p>-927.625</text:p>
          </table:table-cell>
          <table:table-cell office:value-type="float" office:value="0.001321044546851">
            <text:p>0.0013210445</text:p>
          </table:table-cell>
          <table:table-cell office:value-type="float" office:value="0.00339113410711789">
            <text:p>0.0033911341</text:p>
          </table:table-cell>
          <table:table-cell office:value-type="float" office:value="-0.0270791978047641">
            <text:p>-0.0270791978</text:p>
          </table:table-cell>
          <table:table-cell office:value-type="float" office:value="1.00462707642502">
            <text:p>1.0046270764</text:p>
          </table:table-cell>
          <table:table-cell office:value-type="float" office:value="1.01189150896436">
            <text:p>1.011891509</text:p>
          </table:table-cell>
          <table:table-cell office:value-type="float" office:value="0.906660042272675">
            <text:p>0.9066600423</text:p>
          </table:table-cell>
          <table:table-cell table:number-columns-repeated="2" office:value-type="float" office:value="0">
            <text:p>0</text:p>
          </table:table-cell>
          <table:table-cell office:value-type="float" office:value="-25.2488759485064">
            <text:p>-25.248875948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5689">
            <text:p>15689</text:p>
          </table:table-cell>
          <table:table-cell office:value-type="float" office:value="23037">
            <text:p>23037</text:p>
          </table:table-cell>
          <table:table-cell office:value-type="float" office:value="32343">
            <text:p>32343</text:p>
          </table:table-cell>
          <table:table-cell office:value-type="float" office:value="156.75">
            <text:p>156.75</text:p>
          </table:table-cell>
          <table:table-cell office:value-type="float" office:value="-1082.125">
            <text:p>-1082.125</text:p>
          </table:table-cell>
          <table:table-cell office:value-type="float" office:value="319.25">
            <text:p>319.25</text:p>
          </table:table-cell>
          <table:table-cell office:value-type="float" office:value="0.00999107655044936">
            <text:p>0.0099910766</text:p>
          </table:table-cell>
          <table:table-cell office:value-type="float" office:value="-0.0469733472240309">
            <text:p>-0.0469733472</text:p>
          </table:table-cell>
          <table:table-cell office:value-type="float" office:value="0.00987076028816127">
            <text:p>0.0098707603</text:p>
          </table:table-cell>
          <table:table-cell office:value-type="float" office:value="1.03516441828342">
            <text:p>1.0351644183</text:p>
          </table:table-cell>
          <table:table-cell office:value-type="float" office:value="0.839918015600773">
            <text:p>0.8399180156</text:p>
          </table:table-cell>
          <table:table-cell office:value-type="float" office:value="1.03473862754955">
            <text:p>1.0347386275</text:p>
          </table:table-cell>
          <table:table-cell office:value-type="float" office:value="0">
            <text:p>0</text:p>
          </table:table-cell>
          <table:table-cell office:value-type="float" office:value="-14.4068277273134">
            <text:p>-14.4068277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0576">
            <text:p>20576</text:p>
          </table:table-cell>
          <table:table-cell office:value-type="float" office:value="33602">
            <text:p>33602</text:p>
          </table:table-cell>
          <table:table-cell office:value-type="float" office:value="180">
            <text:p>180</text:p>
          </table:table-cell>
          <table:table-cell office:value-type="float" office:value="154.5">
            <text:p>154.5</text:p>
          </table:table-cell>
          <table:table-cell office:value-type="float" office:value="-38">
            <text:p>-38</text:p>
          </table:table-cell>
          <table:table-cell office:value-type="float" office:value="0.011577051710831">
            <text:p>0.0115770517</text:p>
          </table:table-cell>
          <table:table-cell office:value-type="float" office:value="0.00750874805598756">
            <text:p>0.0075087481</text:p>
          </table:table-cell>
          <table:table-cell office:value-type="float" office:value="-0.0011308850663651">
            <text:p>-0.0011308851</text:p>
          </table:table-cell>
          <table:table-cell office:value-type="float" office:value="1.04078237611549">
            <text:p>1.0407823761</text:p>
          </table:table-cell>
          <table:table-cell office:value-type="float" office:value="1.0263911255388">
            <text:p>1.0263911255</text:p>
          </table:table-cell>
          <table:table-cell office:value-type="float" office:value="0.996044408913747">
            <text:p>0.99604440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622">
            <text:p>14622</text:p>
          </table:table-cell>
          <table:table-cell office:value-type="float" office:value="20394">
            <text:p>20394</text:p>
          </table:table-cell>
          <table:table-cell office:value-type="float" office:value="34984">
            <text:p>34984</text:p>
          </table:table-cell>
          <table:table-cell office:value-type="float" office:value="-866">
            <text:p>-866</text:p>
          </table:table-cell>
          <table:table-cell office:value-type="float" office:value="-201">
            <text:p>-201</text:p>
          </table:table-cell>
          <table:table-cell office:value-type="float" office:value="-471">
            <text:p>-471</text:p>
          </table:table-cell>
          <table:table-cell office:value-type="float" office:value="-0.0592258241006702">
            <text:p>-0.0592258241</text:p>
          </table:table-cell>
          <table:table-cell office:value-type="float" office:value="-0.00985583995292733">
            <text:p>-0.00985584</text:p>
          </table:table-cell>
          <table:table-cell office:value-type="float" office:value="-0.013463297507432">
            <text:p>-0.0134632975</text:p>
          </table:table-cell>
          <table:table-cell office:value-type="float" office:value="0.799584704198845">
            <text:p>0.7995847042</text:p>
          </table:table-cell>
          <table:table-cell office:value-type="float" office:value="0.965694949823863">
            <text:p>0.9656949498</text:p>
          </table:table-cell>
          <table:table-cell office:value-type="float" office:value="0.953233729068344">
            <text:p>0.9532337291</text:p>
          </table:table-cell>
          <table:table-cell office:value-type="float" office:value="-11.3533620976171">
            <text:p>-11.35336209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2703">
            <text:p>12703</text:p>
          </table:table-cell>
          <table:table-cell office:value-type="float" office:value="21032">
            <text:p>21032</text:p>
          </table:table-cell>
          <table:table-cell office:value-type="float" office:value="33946">
            <text:p>33946</text:p>
          </table:table-cell>
          <table:table-cell office:value-type="float" office:value="-814.25">
            <text:p>-814.25</text:p>
          </table:table-cell>
          <table:table-cell office:value-type="float" office:value="381">
            <text:p>381</text:p>
          </table:table-cell>
          <table:table-cell office:value-type="float" office:value="-831.625">
            <text:p>-831.625</text:p>
          </table:table-cell>
          <table:table-cell office:value-type="float" office:value="-0.0640990317247894">
            <text:p>-0.0640990317</text:p>
          </table:table-cell>
          <table:table-cell office:value-type="float" office:value="0.0181152529478889">
            <text:p>0.0181152529</text:p>
          </table:table-cell>
          <table:table-cell office:value-type="float" office:value="-0.0244984681553055">
            <text:p>-0.0244984682</text:p>
          </table:table-cell>
          <table:table-cell office:value-type="float" office:value="0.783706413264626">
            <text:p>0.7837064133</text:p>
          </table:table-cell>
          <table:table-cell office:value-type="float" office:value="1.06404658360077">
            <text:p>1.0640465836</text:p>
          </table:table-cell>
          <table:table-cell office:value-type="float" office:value="0.915431704342666">
            <text:p>0.9154317043</text:p>
          </table:table-cell>
          <table:table-cell office:value-type="float" office:value="-10.4632920992485">
            <text:p>-10.4632920992</text:p>
          </table:table-cell>
          <table:table-cell office:value-type="float" office:value="0">
            <text:p>0</text:p>
          </table:table-cell>
          <table:table-cell office:value-type="float" office:value="-27.9454844007123">
            <text:p>-27.945484400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0603">
            <text:p>20603</text:p>
          </table:table-cell>
          <table:table-cell office:value-type="float" office:value="31957">
            <text:p>31957</text:p>
          </table:table-cell>
          <table:table-cell office:value-type="float" office:value="-526.125">
            <text:p>-526.125</text:p>
          </table:table-cell>
          <table:table-cell office:value-type="float" office:value="-836.625">
            <text:p>-836.625</text:p>
          </table:table-cell>
          <table:table-cell office:value-type="float" office:value="371.875">
            <text:p>371.875</text:p>
          </table:table-cell>
          <table:table-cell office:value-type="float" office:value="-0.0438072439633639">
            <text:p>-0.043807244</text:p>
          </table:table-cell>
          <table:table-cell office:value-type="float" office:value="-0.0406069504441101">
            <text:p>-0.0406069504</text:p>
          </table:table-cell>
          <table:table-cell office:value-type="float" office:value="0.0116367306067528">
            <text:p>0.0116367306</text:p>
          </table:table-cell>
          <table:table-cell office:value-type="float" office:value="0.850436032390611">
            <text:p>0.8504360324</text:p>
          </table:table-cell>
          <table:table-cell office:value-type="float" office:value="0.861107565317381">
            <text:p>0.8611075653</text:p>
          </table:table-cell>
          <table:table-cell office:value-type="float" office:value="1.04099396758209">
            <text:p>1.0409939676</text:p>
          </table:table-cell>
          <table:table-cell office:value-type="float" office:value="-15.4735002196644">
            <text:p>-15.4735002197</text:p>
          </table:table-cell>
          <table:table-cell office:value-type="float" office:value="-16.720700419207">
            <text:p>-16.7207004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312">
            <text:p>20312</text:p>
          </table:table-cell>
          <table:table-cell office:value-type="float" office:value="33388">
            <text:p>33388</text:p>
          </table:table-cell>
          <table:table-cell office:value-type="float" office:value="-281.5">
            <text:p>-281.5</text:p>
          </table:table-cell>
          <table:table-cell office:value-type="float" office:value="-1078.5">
            <text:p>-1078.5</text:p>
          </table:table-cell>
          <table:table-cell office:value-type="float" office:value="7.625">
            <text:p>7.625</text:p>
          </table:table-cell>
          <table:table-cell office:value-type="float" office:value="-0.0227107704719645">
            <text:p>-0.0227107705</text:p>
          </table:table-cell>
          <table:table-cell office:value-type="float" office:value="-0.0530966916108704">
            <text:p>-0.0530966916</text:p>
          </table:table-cell>
          <table:table-cell office:value-type="float" office:value="0.000228375464238649">
            <text:p>0.0002283755</text:p>
          </table:table-cell>
          <table:table-cell office:value-type="float" office:value="0.921523230375168">
            <text:p>0.9215232304</text:p>
          </table:table-cell>
          <table:table-cell office:value-type="float" office:value="0.819687326335592">
            <text:p>0.8196873263</text:p>
          </table:table-cell>
          <table:table-cell office:value-type="float" office:value="1.00079941634933">
            <text:p>1.0007994163</text:p>
          </table:table-cell>
          <table:table-cell office:value-type="float" office:value="-30.1727364258524">
            <text:p>-30.1727364259</text:p>
          </table:table-cell>
          <table:table-cell office:value-type="float" office:value="-12.7047077298476">
            <text:p>-12.7047077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148">
            <text:p>13148</text:p>
          </table:table-cell>
          <table:table-cell office:value-type="float" office:value="20040">
            <text:p>20040</text:p>
          </table:table-cell>
          <table:table-cell office:value-type="float" office:value="33888">
            <text:p>33888</text:p>
          </table:table-cell>
          <table:table-cell office:value-type="float" office:value="-176.5">
            <text:p>-176.5</text:p>
          </table:table-cell>
          <table:table-cell office:value-type="float" office:value="-248.375">
            <text:p>-248.375</text:p>
          </table:table-cell>
          <table:table-cell office:value-type="float" office:value="-395.875">
            <text:p>-395.875</text:p>
          </table:table-cell>
          <table:table-cell office:value-type="float" office:value="-0.0134240949193794">
            <text:p>-0.0134240949</text:p>
          </table:table-cell>
          <table:table-cell office:value-type="float" office:value="-0.0123939620758483">
            <text:p>-0.0123939621</text:p>
          </table:table-cell>
          <table:table-cell office:value-type="float" office:value="-0.0116818637865911">
            <text:p>-0.0116818638</text:p>
          </table:table-cell>
          <table:table-cell office:value-type="float" office:value="0.953368872178005">
            <text:p>0.9533688722</text:p>
          </table:table-cell>
          <table:table-cell office:value-type="float" office:value="0.956922208914569">
            <text:p>0.9569222089</text:p>
          </table:table-cell>
          <table:table-cell office:value-type="float" office:value="0.959380949992327">
            <text:p>0.95938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518">
            <text:p>12518</text:p>
          </table:table-cell>
          <table:table-cell office:value-type="float" office:value="19088">
            <text:p>19088</text:p>
          </table:table-cell>
          <table:table-cell office:value-type="float" office:value="32966">
            <text:p>32966</text:p>
          </table:table-cell>
          <table:table-cell office:value-type="float" office:value="-797.5">
            <text:p>-797.5</text:p>
          </table:table-cell>
          <table:table-cell office:value-type="float" office:value="-549.25">
            <text:p>-549.25</text:p>
          </table:table-cell>
          <table:table-cell office:value-type="float" office:value="-915.875">
            <text:p>-915.875</text:p>
          </table:table-cell>
          <table:table-cell office:value-type="float" office:value="-0.0637082601054482">
            <text:p>-0.0637082601</text:p>
          </table:table-cell>
          <table:table-cell office:value-type="float" office:value="-0.0287746227996647">
            <text:p>-0.0287746228</text:p>
          </table:table-cell>
          <table:table-cell office:value-type="float" office:value="-0.0277824121822484">
            <text:p>-0.0277824122</text:p>
          </table:table-cell>
          <table:table-cell office:value-type="float" office:value="0.784976224746032">
            <text:p>0.7849762247</text:p>
          </table:table-cell>
          <table:table-cell office:value-type="float" office:value="0.900911658879009">
            <text:p>0.9009116589</text:p>
          </table:table-cell>
          <table:table-cell office:value-type="float" office:value="0.904274407718393">
            <text:p>0.9042744077</text:p>
          </table:table-cell>
          <table:table-cell office:value-type="float" office:value="-10.5296448726015">
            <text:p>-10.5296448726</text:p>
          </table:table-cell>
          <table:table-cell office:value-type="float" office:value="-23.7405763459454">
            <text:p>-23.7405763459</text:p>
          </table:table-cell>
          <table:table-cell office:value-type="float" office:value="-24.6009349644557">
            <text:p>-24.600934964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705">
            <text:p>11705</text:p>
          </table:table-cell>
          <table:table-cell office:value-type="float" office:value="18134">
            <text:p>18134</text:p>
          </table:table-cell>
          <table:table-cell office:value-type="float" office:value="30391">
            <text:p>30391</text:p>
          </table:table-cell>
          <table:table-cell office:value-type="float" office:value="-531.5">
            <text:p>-531.5</text:p>
          </table:table-cell>
          <table:table-cell office:value-type="float" office:value="-863.5">
            <text:p>-863.5</text:p>
          </table:table-cell>
          <table:table-cell office:value-type="float" office:value="-1483.25">
            <text:p>-1483.25</text:p>
          </table:table-cell>
          <table:table-cell office:value-type="float" office:value="-0.0454079453225117">
            <text:p>-0.0454079453</text:p>
          </table:table-cell>
          <table:table-cell office:value-type="float" office:value="-0.0476177346421087">
            <text:p>-0.0476177346</text:p>
          </table:table-cell>
          <table:table-cell office:value-type="float" office:value="-0.0488055674377283">
            <text:p>-0.0488055674</text:p>
          </table:table-cell>
          <table:table-cell office:value-type="float" office:value="0.845113479108097">
            <text:p>0.8451134791</text:p>
          </table:table-cell>
          <table:table-cell office:value-type="float" office:value="0.837782128111414">
            <text:p>0.8377821281</text:p>
          </table:table-cell>
          <table:table-cell office:value-type="float" office:value="0.833849201457272">
            <text:p>0.8338492015</text:p>
          </table:table-cell>
          <table:table-cell office:value-type="float" office:value="-14.9156298041006">
            <text:p>-14.9156298041</text:p>
          </table:table-cell>
          <table:table-cell office:value-type="float" office:value="-14.2071005216221">
            <text:p>-14.2071005216</text:p>
          </table:table-cell>
          <table:table-cell office:value-type="float" office:value="-13.8527516735385">
            <text:p>-13.852751673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7836">
            <text:p>17836</text:p>
          </table:table-cell>
          <table:table-cell office:value-type="float" office:value="27496">
            <text:p>27496</text:p>
          </table:table-cell>
          <table:table-cell office:value-type="float" office:value="-302.75">
            <text:p>-302.75</text:p>
          </table:table-cell>
          <table:table-cell office:value-type="float" office:value="-121.5">
            <text:p>-121.5</text:p>
          </table:table-cell>
          <table:table-cell office:value-type="float" office:value="-1529.125">
            <text:p>-1529.125</text:p>
          </table:table-cell>
          <table:table-cell office:value-type="float" office:value="-0.0250870069605568">
            <text:p>-0.025087007</text:p>
          </table:table-cell>
          <table:table-cell office:value-type="float" office:value="-0.00681206548553487">
            <text:p>-0.0068120655</text:p>
          </table:table-cell>
          <table:table-cell office:value-type="float" office:value="-0.0556126345650276">
            <text:p>-0.0556126346</text:p>
          </table:table-cell>
          <table:table-cell office:value-type="float" office:value="0.9134290171578">
            <text:p>0.9134290172</text:p>
          </table:table-cell>
          <table:table-cell office:value-type="float" office:value="0.976248723103539">
            <text:p>0.9762487231</text:p>
          </table:table-cell>
          <table:table-cell office:value-type="float" office:value="0.811417598663999">
            <text:p>0.8114175987</text:p>
          </table:table-cell>
          <table:table-cell office:value-type="float" office:value="-27.2816869327216">
            <text:p>-27.2816869327</text:p>
          </table:table-cell>
          <table:table-cell office:value-type="float" office:value="0">
            <text:p>0</text:p>
          </table:table-cell>
          <table:table-cell office:value-type="float" office:value="-12.1139651203568">
            <text:p>-12.113965120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829">
            <text:p>829</text:p>
          </table:table-cell>
          <table:table-cell office:value-type="float" office:value="12710">
            <text:p>12710</text:p>
          </table:table-cell>
          <table:table-cell office:value-type="float" office:value="17200">
            <text:p>17200</text:p>
          </table:table-cell>
          <table:table-cell office:value-type="float" office:value="24868">
            <text:p>24868</text:p>
          </table:table-cell>
          <table:table-cell office:value-type="float" office:value="-205">
            <text:p>-205</text:p>
          </table:table-cell>
          <table:table-cell office:value-type="float" office:value="-247.75">
            <text:p>-247.75</text:p>
          </table:table-cell>
          <table:table-cell office:value-type="float" office:value="-1451.125">
            <text:p>-1451.125</text:p>
          </table:table-cell>
          <table:table-cell office:value-type="float" office:value="-0.0161290322580645">
            <text:p>-0.0161290323</text:p>
          </table:table-cell>
          <table:table-cell office:value-type="float" office:value="-0.0144040697674419">
            <text:p>-0.0144040698</text:p>
          </table:table-cell>
          <table:table-cell office:value-type="float" office:value="-0.0583531043911855">
            <text:p>-0.0583531044</text:p>
          </table:table-cell>
          <table:table-cell office:value-type="float" office:value="0.944058272632674">
            <text:p>0.9440582726</text:p>
          </table:table-cell>
          <table:table-cell office:value-type="float" office:value="0.94999241117665">
            <text:p>0.9499924112</text:p>
          </table:table-cell>
          <table:table-cell office:value-type="float" office:value="0.802438100823344">
            <text:p>0.8024381008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284507549224">
            <text:p>-11.528450754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885">
            <text:p>15885</text:p>
          </table:table-cell>
          <table:table-cell office:value-type="float" office:value="22440">
            <text:p>22440</text:p>
          </table:table-cell>
          <table:table-cell office:value-type="float" office:value="-55.25">
            <text:p>-55.25</text:p>
          </table:table-cell>
          <table:table-cell office:value-type="float" office:value="-88.5">
            <text:p>-88.5</text:p>
          </table:table-cell>
          <table:table-cell office:value-type="float" office:value="-204.25">
            <text:p>-204.25</text:p>
          </table:table-cell>
          <table:table-cell office:value-type="float" office:value="-0.00460723815877251">
            <text:p>-0.0046072382</text:p>
          </table:table-cell>
          <table:table-cell office:value-type="float" office:value="-0.00557129367327668">
            <text:p>-0.0055712937</text:p>
          </table:table-cell>
          <table:table-cell office:value-type="float" office:value="-0.00910204991087344">
            <text:p>-0.0091020499</text:p>
          </table:table-cell>
          <table:table-cell office:value-type="float" office:value="0.983916270665462">
            <text:p>0.9839162707</text:p>
          </table:table-cell>
          <table:table-cell office:value-type="float" office:value="0.980561309197392">
            <text:p>0.9805613092</text:p>
          </table:table-cell>
          <table:table-cell office:value-type="float" office:value="0.9683052060446">
            <text:p>0.9683052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511">
            <text:p>11511</text:p>
          </table:table-cell>
          <table:table-cell office:value-type="float" office:value="15962">
            <text:p>15962</text:p>
          </table:table-cell>
          <table:table-cell office:value-type="float" office:value="23931">
            <text:p>23931</text:p>
          </table:table-cell>
          <table:table-cell office:value-type="float" office:value="-543.75">
            <text:p>-543.75</text:p>
          </table:table-cell>
          <table:table-cell office:value-type="float" office:value="-107.125">
            <text:p>-107.125</text:p>
          </table:table-cell>
          <table:table-cell office:value-type="float" office:value="18.625">
            <text:p>18.625</text:p>
          </table:table-cell>
          <table:table-cell office:value-type="float" office:value="-0.0472374250716706">
            <text:p>-0.0472374251</text:p>
          </table:table-cell>
          <table:table-cell office:value-type="float" office:value="-0.00671125172284175">
            <text:p>-0.0067112517</text:p>
          </table:table-cell>
          <table:table-cell office:value-type="float" office:value="0.000778279219422506">
            <text:p>0.0007782792</text:p>
          </table:table-cell>
          <table:table-cell office:value-type="float" office:value="0.83904250593086">
            <text:p>0.8390425059</text:p>
          </table:table-cell>
          <table:table-cell office:value-type="float" office:value="0.976598899133441">
            <text:p>0.9765988991</text:p>
          </table:table-cell>
          <table:table-cell office:value-type="float" office:value="1.00272516447632">
            <text:p>1.0027251645</text:p>
          </table:table-cell>
          <table:table-cell office:value-type="float" office:value="-14.3243182255008">
            <text:p>-14.3243182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11570">
            <text:p>11570</text:p>
          </table:table-cell>
          <table:table-cell office:value-type="float" office:value="15475">
            <text:p>15475</text:p>
          </table:table-cell>
          <table:table-cell office:value-type="float" office:value="24067">
            <text:p>24067</text:p>
          </table:table-cell>
          <table:table-cell office:value-type="float" office:value="-264.625">
            <text:p>-264.625</text:p>
          </table:table-cell>
          <table:table-cell office:value-type="float" office:value="-364">
            <text:p>-364</text:p>
          </table:table-cell>
          <table:table-cell office:value-type="float" office:value="-137">
            <text:p>-137</text:p>
          </table:table-cell>
          <table:table-cell office:value-type="float" office:value="-0.022871650821089">
            <text:p>-0.0228716508</text:p>
          </table:table-cell>
          <table:table-cell office:value-type="float" office:value="-0.0235218093699515">
            <text:p>-0.0235218094</text:p>
          </table:table-cell>
          <table:table-cell office:value-type="float" office:value="-0.00569244193293722">
            <text:p>-0.0056924419</text:p>
          </table:table-cell>
          <table:table-cell office:value-type="float" office:value="0.920974522452301">
            <text:p>0.9209745225</text:p>
          </table:table-cell>
          <table:table-cell office:value-type="float" office:value="0.918758087216601">
            <text:p>0.9187580872</text:p>
          </table:table-cell>
          <table:table-cell office:value-type="float" office:value="0.980139964869233">
            <text:p>0.9801399649</text:p>
          </table:table-cell>
          <table:table-cell office:value-type="float" office:value="-29.9580432119422">
            <text:p>-29.9580432119</text:p>
          </table:table-cell>
          <table:table-cell office:value-type="float" office:value="-29.1203279416914">
            <text:p>-29.120327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2115">
            <text:p>12115</text:p>
          </table:table-cell>
          <table:table-cell office:value-type="float" office:value="16156">
            <text:p>16156</text:p>
          </table:table-cell>
          <table:table-cell office:value-type="float" office:value="22957">
            <text:p>22957</text:p>
          </table:table-cell>
          <table:table-cell office:value-type="float" office:value="-168.625">
            <text:p>-168.625</text:p>
          </table:table-cell>
          <table:table-cell office:value-type="float" office:value="-148.625">
            <text:p>-148.625</text:p>
          </table:table-cell>
          <table:table-cell office:value-type="float" office:value="-216.875">
            <text:p>-216.875</text:p>
          </table:table-cell>
          <table:table-cell office:value-type="float" office:value="-0.0139186958316137">
            <text:p>-0.0139186958</text:p>
          </table:table-cell>
          <table:table-cell office:value-type="float" office:value="-0.00919936865560782">
            <text:p>-0.0091993687</text:p>
          </table:table-cell>
          <table:table-cell office:value-type="float" office:value="-0.00944700962669338">
            <text:p>-0.0094470096</text:p>
          </table:table-cell>
          <table:table-cell office:value-type="float" office:value="0.951664275572912">
            <text:p>0.9516642756</text:p>
          </table:table-cell>
          <table:table-cell office:value-type="float" office:value="0.96796808133735">
            <text:p>0.9679680813</text:p>
          </table:table-cell>
          <table:table-cell office:value-type="float" office:value="0.967110388448711">
            <text:p>0.9671103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992">
            <text:p>11992</text:p>
          </table:table-cell>
          <table:table-cell office:value-type="float" office:value="15830">
            <text:p>15830</text:p>
          </table:table-cell>
          <table:table-cell office:value-type="float" office:value="22444">
            <text:p>22444</text:p>
          </table:table-cell>
          <table:table-cell office:value-type="float" office:value="-55.25">
            <text:p>-55.25</text:p>
          </table:table-cell>
          <table:table-cell office:value-type="float" office:value="-22.5">
            <text:p>-22.5</text:p>
          </table:table-cell>
          <table:table-cell office:value-type="float" office:value="-7.5">
            <text:p>-7.5</text:p>
          </table:table-cell>
          <table:table-cell office:value-type="float" office:value="-0.00460723815877251">
            <text:p>-0.0046072382</text:p>
          </table:table-cell>
          <table:table-cell office:value-type="float" office:value="-0.00142135186355022">
            <text:p>-0.0014213519</text:p>
          </table:table-cell>
          <table:table-cell office:value-type="float" office:value="-0.00033416503297095">
            <text:p>-0.000334165</text:p>
          </table:table-cell>
          <table:table-cell office:value-type="float" office:value="0.983916270665462">
            <text:p>0.9839162707</text:p>
          </table:table-cell>
          <table:table-cell office:value-type="float" office:value="0.995029228150169">
            <text:p>0.9950292282</text:p>
          </table:table-cell>
          <table:table-cell office:value-type="float" office:value="0.998830641250489">
            <text:p>0.99883064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422">
            <text:p>11422</text:p>
          </table:table-cell>
          <table:table-cell office:value-type="float" office:value="16435">
            <text:p>16435</text:p>
          </table:table-cell>
          <table:table-cell office:value-type="float" office:value="23544">
            <text:p>23544</text:p>
          </table:table-cell>
          <table:table-cell office:value-type="float" office:value="-134.375">
            <text:p>-134.375</text:p>
          </table:table-cell>
          <table:table-cell office:value-type="float" office:value="-236">
            <text:p>-236</text:p>
          </table:table-cell>
          <table:table-cell office:value-type="float" office:value="66.25">
            <text:p>66.25</text:p>
          </table:table-cell>
          <table:table-cell office:value-type="float" office:value="-0.0117645771318508">
            <text:p>-0.0117645771</text:p>
          </table:table-cell>
          <table:table-cell office:value-type="float" office:value="-0.0143595984180103">
            <text:p>-0.0143595984</text:p>
          </table:table-cell>
          <table:table-cell office:value-type="float" office:value="0.00281388039415562">
            <text:p>0.0028138804</text:p>
          </table:table-cell>
          <table:table-cell office:value-type="float" office:value="0.959095254377701">
            <text:p>0.9590952544</text:p>
          </table:table-cell>
          <table:table-cell office:value-type="float" office:value="0.950145553747748">
            <text:p>0.9501455537</text:p>
          </table:table-cell>
          <table:table-cell office:value-type="float" office:value="1.00986410050837">
            <text:p>1.0098641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1558">
            <text:p>11558</text:p>
          </table:table-cell>
          <table:table-cell office:value-type="float" office:value="16390">
            <text:p>16390</text:p>
          </table:table-cell>
          <table:table-cell office:value-type="float" office:value="23213">
            <text:p>23213</text:p>
          </table:table-cell>
          <table:table-cell office:value-type="float" office:value="-100.125">
            <text:p>-100.125</text:p>
          </table:table-cell>
          <table:table-cell office:value-type="float" office:value="-83.75">
            <text:p>-83.75</text:p>
          </table:table-cell>
          <table:table-cell office:value-type="float" office:value="-116.625">
            <text:p>-116.625</text:p>
          </table:table-cell>
          <table:table-cell office:value-type="float" office:value="-0.00866283093960893">
            <text:p>-0.0086628309</text:p>
          </table:table-cell>
          <table:table-cell office:value-type="float" office:value="-0.0051098230628432">
            <text:p>-0.0051098231</text:p>
          </table:table-cell>
          <table:table-cell office:value-type="float" office:value="-0.00502412441304442">
            <text:p>-0.0050241244</text:p>
          </table:table-cell>
          <table:table-cell office:value-type="float" office:value="0.96982717920555">
            <text:p>0.9698271792</text:p>
          </table:table-cell>
          <table:table-cell office:value-type="float" office:value="0.982166795451847">
            <text:p>0.9821667955</text:p>
          </table:table-cell>
          <table:table-cell office:value-type="float" office:value="0.982465038533535">
            <text:p>0.9824650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11778">
            <text:p>11778</text:p>
          </table:table-cell>
          <table:table-cell office:value-type="float" office:value="15640">
            <text:p>15640</text:p>
          </table:table-cell>
          <table:table-cell office:value-type="float" office:value="21998">
            <text:p>21998</text:p>
          </table:table-cell>
          <table:table-cell office:value-type="float" office:value="-194.25">
            <text:p>-194.25</text:p>
          </table:table-cell>
          <table:table-cell office:value-type="float" office:value="-710.125">
            <text:p>-710.125</text:p>
          </table:table-cell>
          <table:table-cell office:value-type="float" office:value="-179">
            <text:p>-179</text:p>
          </table:table-cell>
          <table:table-cell office:value-type="float" office:value="-0.016492613346918">
            <text:p>-0.0164926133</text:p>
          </table:table-cell>
          <table:table-cell office:value-type="float" office:value="-0.0454044117647059">
            <text:p>-0.0454044118</text:p>
          </table:table-cell>
          <table:table-cell office:value-type="float" office:value="-0.00813710337303391">
            <text:p>-0.0081371034</text:p>
          </table:table-cell>
          <table:table-cell office:value-type="float" office:value="0.942808985624009">
            <text:p>0.9428089856</text:p>
          </table:table-cell>
          <table:table-cell office:value-type="float" office:value="0.845125217614619">
            <text:p>0.8451252176</text:p>
          </table:table-cell>
          <table:table-cell office:value-type="float" office:value="0.971649914598936">
            <text:p>0.9716499146</text:p>
          </table:table-cell>
          <table:table-cell office:value-type="float" office:value="0">
            <text:p>0</text:p>
          </table:table-cell>
          <table:table-cell office:value-type="float" office:value="-14.9168179941389">
            <text:p>-14.9168179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473">
            <text:p>11473</text:p>
          </table:table-cell>
          <table:table-cell office:value-type="float" office:value="15410">
            <text:p>15410</text:p>
          </table:table-cell>
          <table:table-cell office:value-type="float" office:value="21746">
            <text:p>21746</text:p>
          </table:table-cell>
          <table:table-cell office:value-type="float" office:value="-94.625">
            <text:p>-94.625</text:p>
          </table:table-cell>
          <table:table-cell office:value-type="float" office:value="-60.5">
            <text:p>-60.5</text:p>
          </table:table-cell>
          <table:table-cell office:value-type="float" office:value="-1178">
            <text:p>-1178</text:p>
          </table:table-cell>
          <table:table-cell office:value-type="float" office:value="-0.00824762485836311">
            <text:p>-0.0082476249</text:p>
          </table:table-cell>
          <table:table-cell office:value-type="float" office:value="-0.00392602206359507">
            <text:p>-0.0039260221</text:p>
          </table:table-cell>
          <table:table-cell office:value-type="float" office:value="-0.0541708820012876">
            <text:p>-0.054170882</text:p>
          </table:table-cell>
          <table:table-cell office:value-type="float" office:value="0.971266638694706">
            <text:p>0.9712666387</text:p>
          </table:table-cell>
          <table:table-cell office:value-type="float" office:value="0.986289133529935">
            <text:p>0.9862891335</text:p>
          </table:table-cell>
          <table:table-cell office:value-type="float" office:value="0.816153502530816">
            <text:p>0.8161535025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457771635965">
            <text:p>-12.445777163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0298">
            <text:p>10298</text:p>
          </table:table-cell>
          <table:table-cell office:value-type="float" office:value="14888">
            <text:p>14888</text:p>
          </table:table-cell>
          <table:table-cell office:value-type="float" office:value="22465">
            <text:p>22465</text:p>
          </table:table-cell>
          <table:table-cell office:value-type="float" office:value="-442.25">
            <text:p>-442.25</text:p>
          </table:table-cell>
          <table:table-cell office:value-type="float" office:value="-111.25">
            <text:p>-111.25</text:p>
          </table:table-cell>
          <table:table-cell office:value-type="float" office:value="-369.75">
            <text:p>-369.75</text:p>
          </table:table-cell>
          <table:table-cell office:value-type="float" office:value="-0.0429452320838998">
            <text:p>-0.0429452321</text:p>
          </table:table-cell>
          <table:table-cell office:value-type="float" office:value="-0.0074724610424503">
            <text:p>-0.007472461</text:p>
          </table:table-cell>
          <table:table-cell office:value-type="float" office:value="-0.0164589361228578">
            <text:p>-0.0164589361</text:p>
          </table:table-cell>
          <table:table-cell office:value-type="float" office:value="0.853306501905481">
            <text:p>0.8533065019</text:p>
          </table:table-cell>
          <table:table-cell office:value-type="float" office:value="0.973955828192525">
            <text:p>0.9739558282</text:p>
          </table:table-cell>
          <table:table-cell office:value-type="float" office:value="0.942924680863458">
            <text:p>0.9429246809</text:p>
          </table:table-cell>
          <table:table-cell office:value-type="float" office:value="-15.7911503134729">
            <text:p>-15.79115031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8673">
            <text:p>8673</text:p>
          </table:table-cell>
          <table:table-cell office:value-type="float" office:value="14548">
            <text:p>14548</text:p>
          </table:table-cell>
          <table:table-cell office:value-type="float" office:value="22744">
            <text:p>22744</text:p>
          </table:table-cell>
          <table:table-cell office:value-type="float" office:value="-308.75">
            <text:p>-308.75</text:p>
          </table:table-cell>
          <table:table-cell office:value-type="float" office:value="-130.75">
            <text:p>-130.75</text:p>
          </table:table-cell>
          <table:table-cell office:value-type="float" office:value="-664.375">
            <text:p>-664.375</text:p>
          </table:table-cell>
          <table:table-cell office:value-type="float" office:value="-0.0355989853568546">
            <text:p>-0.0355989854</text:p>
          </table:table-cell>
          <table:table-cell office:value-type="float" office:value="-0.00898748968930437">
            <text:p>-0.0089874897</text:p>
          </table:table-cell>
          <table:table-cell office:value-type="float" office:value="-0.0292110007034822">
            <text:p>-0.0292110007</text:p>
          </table:table-cell>
          <table:table-cell office:value-type="float" office:value="0.877887435257547">
            <text:p>0.8778874353</text:p>
          </table:table-cell>
          <table:table-cell office:value-type="float" office:value="0.968702105030429">
            <text:p>0.968702105</text:p>
          </table:table-cell>
          <table:table-cell office:value-type="float" office:value="0.899433931359526">
            <text:p>0.8994339314</text:p>
          </table:table-cell>
          <table:table-cell office:value-type="float" office:value="-19.1223140511217">
            <text:p>-19.1223140511</text:p>
          </table:table-cell>
          <table:table-cell office:value-type="float" office:value="0">
            <text:p>0</text:p>
          </table:table-cell>
          <table:table-cell office:value-type="float" office:value="-23.3806915791814">
            <text:p>-23.380691579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6900">
            <text:p>6900</text:p>
          </table:table-cell>
          <table:table-cell office:value-type="float" office:value="14045">
            <text:p>14045</text:p>
          </table:table-cell>
          <table:table-cell office:value-type="float" office:value="21247">
            <text:p>21247</text:p>
          </table:table-cell>
          <table:table-cell office:value-type="float" office:value="-80.125">
            <text:p>-80.125</text:p>
          </table:table-cell>
          <table:table-cell office:value-type="float" office:value="-168.875">
            <text:p>-168.875</text:p>
          </table:table-cell>
          <table:table-cell office:value-type="float" office:value="-1016.25">
            <text:p>-1016.25</text:p>
          </table:table-cell>
          <table:table-cell office:value-type="float" office:value="-0.0116123188405797">
            <text:p>-0.0116123188</text:p>
          </table:table-cell>
          <table:table-cell office:value-type="float" office:value="-0.0120238519045924">
            <text:p>-0.0120238519</text:p>
          </table:table-cell>
          <table:table-cell office:value-type="float" office:value="-0.0478302819221537">
            <text:p>-0.0478302819</text:p>
          </table:table-cell>
          <table:table-cell office:value-type="float" office:value="0.959621182117727">
            <text:p>0.9596211821</text:p>
          </table:table-cell>
          <table:table-cell office:value-type="float" office:value="0.958199881442589">
            <text:p>0.9581998814</text:p>
          </table:table-cell>
          <table:table-cell office:value-type="float" office:value="0.837077975575217">
            <text:p>0.837077975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1424017728965">
            <text:p>-14.142401772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6848">
            <text:p>6848</text:p>
          </table:table-cell>
          <table:table-cell office:value-type="float" office:value="12796">
            <text:p>12796</text:p>
          </table:table-cell>
          <table:table-cell office:value-type="float" office:value="21202">
            <text:p>21202</text:p>
          </table:table-cell>
          <table:table-cell office:value-type="float" office:value="-799.75">
            <text:p>-799.75</text:p>
          </table:table-cell>
          <table:table-cell office:value-type="float" office:value="-835.125">
            <text:p>-835.125</text:p>
          </table:table-cell>
          <table:table-cell office:value-type="float" office:value="-52.625">
            <text:p>-52.625</text:p>
          </table:table-cell>
          <table:table-cell office:value-type="float" office:value="-0.116785922897196">
            <text:p>-0.1167859229</text:p>
          </table:table-cell>
          <table:table-cell office:value-type="float" office:value="-0.0652645357924351">
            <text:p>-0.0652645358</text:p>
          </table:table-cell>
          <table:table-cell office:value-type="float" office:value="-0.00248207716253184">
            <text:p>-0.0024820772</text:p>
          </table:table-cell>
          <table:table-cell office:value-type="float" office:value="0.617981615362235">
            <text:p>0.6179816154</text:p>
          </table:table-cell>
          <table:table-cell office:value-type="float" office:value="0.779922665605593">
            <text:p>0.7799226656</text:p>
          </table:table-cell>
          <table:table-cell office:value-type="float" office:value="0.991324804916939">
            <text:p>0.9913248049</text:p>
          </table:table-cell>
          <table:table-cell office:value-type="float" office:value="-5.58144950600303">
            <text:p>-5.581449506</text:p>
          </table:table-cell>
          <table:table-cell office:value-type="float" office:value="-10.2701075726348">
            <text:p>-10.27010757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6715">
            <text:p>6715</text:p>
          </table:table-cell>
          <table:table-cell office:value-type="float" office:value="12847">
            <text:p>12847</text:p>
          </table:table-cell>
          <table:table-cell office:value-type="float" office:value="22047">
            <text:p>22047</text:p>
          </table:table-cell>
          <table:table-cell office:value-type="float" office:value="-349.25">
            <text:p>-349.25</text:p>
          </table:table-cell>
          <table:table-cell office:value-type="float" office:value="-218.5">
            <text:p>-218.5</text:p>
          </table:table-cell>
          <table:table-cell office:value-type="float" office:value="-349">
            <text:p>-349</text:p>
          </table:table-cell>
          <table:table-cell office:value-type="float" office:value="-0.0520104244229337">
            <text:p>-0.0520104244</text:p>
          </table:table-cell>
          <table:table-cell office:value-type="float" office:value="-0.0170078617576088">
            <text:p>-0.0170078618</text:p>
          </table:table-cell>
          <table:table-cell office:value-type="float" office:value="-0.0158298181158434">
            <text:p>-0.0158298181</text:p>
          </table:table-cell>
          <table:table-cell office:value-type="float" office:value="0.823265479647093">
            <text:p>0.8232654796</text:p>
          </table:table-cell>
          <table:table-cell office:value-type="float" office:value="0.941039447877038">
            <text:p>0.9410394479</text:p>
          </table:table-cell>
          <table:table-cell office:value-type="float" office:value="0.945086779552046">
            <text:p>0.9450867796</text:p>
          </table:table-cell>
          <table:table-cell office:value-type="float" office:value="-12.9774231680046">
            <text:p>-12.977423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6273">
            <text:p>6273</text:p>
          </table:table-cell>
          <table:table-cell office:value-type="float" office:value="12564">
            <text:p>12564</text:p>
          </table:table-cell>
          <table:table-cell office:value-type="float" office:value="22073">
            <text:p>22073</text:p>
          </table:table-cell>
          <table:table-cell office:value-type="float" office:value="-25.75">
            <text:p>-25.75</text:p>
          </table:table-cell>
          <table:table-cell office:value-type="float" office:value="-400.875">
            <text:p>-400.875</text:p>
          </table:table-cell>
          <table:table-cell office:value-type="float" office:value="-686.625">
            <text:p>-686.625</text:p>
          </table:table-cell>
          <table:table-cell office:value-type="float" office:value="-0.00410489399011637">
            <text:p>-0.004104894</text:p>
          </table:table-cell>
          <table:table-cell office:value-type="float" office:value="-0.0319066380133715">
            <text:p>-0.031906638</text:p>
          </table:table-cell>
          <table:table-cell office:value-type="float" office:value="-0.0311070085624972">
            <text:p>-0.0311070086</text:p>
          </table:table-cell>
          <table:table-cell office:value-type="float" office:value="0.985665897337746">
            <text:p>0.9856658973</text:p>
          </table:table-cell>
          <table:table-cell office:value-type="float" office:value="0.89032211270986">
            <text:p>0.8903221127</text:p>
          </table:table-cell>
          <table:table-cell office:value-type="float" office:value="0.893022056155406">
            <text:p>0.8930220562</text:p>
          </table:table-cell>
          <table:table-cell office:value-type="float" office:value="0">
            <text:p>0</text:p>
          </table:table-cell>
          <table:table-cell office:value-type="float" office:value="-21.3757845857994">
            <text:p>-21.3757845858</text:p>
          </table:table-cell>
          <table:table-cell office:value-type="float" office:value="-21.9342702552643">
            <text:p>-21.934270255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5865">
            <text:p>5865</text:p>
          </table:table-cell>
          <table:table-cell office:value-type="float" office:value="11584">
            <text:p>11584</text:p>
          </table:table-cell>
          <table:table-cell office:value-type="float" office:value="20218">
            <text:p>20218</text:p>
          </table:table-cell>
          <table:table-cell office:value-type="float" office:value="114.75">
            <text:p>114.75</text:p>
          </table:table-cell>
          <table:table-cell office:value-type="float" office:value="-527">
            <text:p>-527</text:p>
          </table:table-cell>
          <table:table-cell office:value-type="float" office:value="-1017.625">
            <text:p>-1017.625</text:p>
          </table:table-cell>
          <table:table-cell office:value-type="float" office:value="0.0195652173913043">
            <text:p>0.0195652174</text:p>
          </table:table-cell>
          <table:table-cell office:value-type="float" office:value="-0.0454937845303867">
            <text:p>-0.0454937845</text:p>
          </table:table-cell>
          <table:table-cell office:value-type="float" office:value="-0.0503326243941043">
            <text:p>-0.0503326244</text:p>
          </table:table-cell>
          <table:table-cell office:value-type="float" office:value="1.06922854442344">
            <text:p>1.0692285444</text:p>
          </table:table-cell>
          <table:table-cell office:value-type="float" office:value="0.844828335628205">
            <text:p>0.8448283356</text:p>
          </table:table-cell>
          <table:table-cell office:value-type="float" office:value="0.828801225854295">
            <text:p>0.8288012259</text:p>
          </table:table-cell>
          <table:table-cell office:value-type="float" office:value="0">
            <text:p>0</text:p>
          </table:table-cell>
          <table:table-cell office:value-type="float" office:value="-14.8868223052973">
            <text:p>-14.8868223053</text:p>
          </table:table-cell>
          <table:table-cell office:value-type="float" office:value="-13.4217735027662">
            <text:p>-13.421773502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5882">
            <text:p>5882</text:p>
          </table:table-cell>
          <table:table-cell office:value-type="float" office:value="11208">
            <text:p>11208</text:p>
          </table:table-cell>
          <table:table-cell office:value-type="float" office:value="20426">
            <text:p>20426</text:p>
          </table:table-cell>
          <table:table-cell office:value-type="float" office:value="70.125">
            <text:p>70.125</text:p>
          </table:table-cell>
          <table:table-cell office:value-type="float" office:value="-574.375">
            <text:p>-574.375</text:p>
          </table:table-cell>
          <table:table-cell office:value-type="float" office:value="-889.75">
            <text:p>-889.75</text:p>
          </table:table-cell>
          <table:table-cell office:value-type="float" office:value="0.0119219653179191">
            <text:p>0.0119219653</text:p>
          </table:table-cell>
          <table:table-cell office:value-type="float" office:value="-0.0512468772305496">
            <text:p>-0.0512468772</text:p>
          </table:table-cell>
          <table:table-cell office:value-type="float" office:value="-0.0435596788406932">
            <text:p>-0.0435596788</text:p>
          </table:table-cell>
          <table:table-cell office:value-type="float" office:value="1.04200545979652">
            <text:p>1.0420054598</text:p>
          </table:table-cell>
          <table:table-cell office:value-type="float" office:value="0.825783364847807">
            <text:p>0.8257833648</text:p>
          </table:table-cell>
          <table:table-cell office:value-type="float" office:value="0.851260117474154">
            <text:p>0.8512601175</text:p>
          </table:table-cell>
          <table:table-cell office:value-type="float" office:value="0">
            <text:p>0</text:p>
          </table:table-cell>
          <table:table-cell office:value-type="float" office:value="-13.1760350513224">
            <text:p>-13.1760350513</text:p>
          </table:table-cell>
          <table:table-cell office:value-type="float" office:value="-15.5634409736037">
            <text:p>-15.563440973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5904">
            <text:p>5904</text:p>
          </table:table-cell>
          <table:table-cell office:value-type="float" office:value="10192">
            <text:p>10192</text:p>
          </table:table-cell>
          <table:table-cell office:value-type="float" office:value="17829">
            <text:p>17829</text:p>
          </table:table-cell>
          <table:table-cell office:value-type="float" office:value="-294.25">
            <text:p>-294.25</text:p>
          </table:table-cell>
          <table:table-cell office:value-type="float" office:value="-787.75">
            <text:p>-787.75</text:p>
          </table:table-cell>
          <table:table-cell office:value-type="float" office:value="-902.625">
            <text:p>-902.625</text:p>
          </table:table-cell>
          <table:table-cell office:value-type="float" office:value="-0.0498390921409214">
            <text:p>-0.0498390921</text:p>
          </table:table-cell>
          <table:table-cell office:value-type="float" office:value="-0.0772910125588697">
            <text:p>-0.0772910126</text:p>
          </table:table-cell>
          <table:table-cell office:value-type="float" office:value="-0.0506267878176005">
            <text:p>-0.0506267878</text:p>
          </table:table-cell>
          <table:table-cell office:value-type="float" office:value="0.83043169031342">
            <text:p>0.8304316903</text:p>
          </table:table-cell>
          <table:table-cell office:value-type="float" office:value="0.741190301263812">
            <text:p>0.7411903013</text:p>
          </table:table-cell>
          <table:table-cell office:value-type="float" office:value="0.827829863062066">
            <text:p>0.8278298631</text:p>
          </table:table-cell>
          <table:table-cell office:value-type="float" office:value="-13.5581742825743">
            <text:p>-13.5581742826</text:p>
          </table:table-cell>
          <table:table-cell office:value-type="float" office:value="-8.61679828792232">
            <text:p>-8.6167982879</text:p>
          </table:table-cell>
          <table:table-cell office:value-type="float" office:value="-13.3417382567324">
            <text:p>-13.341738256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5040">
            <text:p>5040</text:p>
          </table:table-cell>
          <table:table-cell office:value-type="float" office:value="9516">
            <text:p>9516</text:p>
          </table:table-cell>
          <table:table-cell office:value-type="float" office:value="17748">
            <text:p>17748</text:p>
          </table:table-cell>
          <table:table-cell office:value-type="float" office:value="-253.625">
            <text:p>-253.625</text:p>
          </table:table-cell>
          <table:table-cell office:value-type="float" office:value="-216.625">
            <text:p>-216.625</text:p>
          </table:table-cell>
          <table:table-cell office:value-type="float" office:value="-292.375">
            <text:p>-292.375</text:p>
          </table:table-cell>
          <table:table-cell office:value-type="float" office:value="-0.0503224206349206">
            <text:p>-0.0503224206</text:p>
          </table:table-cell>
          <table:table-cell office:value-type="float" office:value="-0.0227642917192098">
            <text:p>-0.0227642917</text:p>
          </table:table-cell>
          <table:table-cell office:value-type="float" office:value="-0.0164736871760198">
            <text:p>-0.0164736872</text:p>
          </table:table-cell>
          <table:table-cell office:value-type="float" office:value="0.828834925974151">
            <text:p>0.828834926</text:p>
          </table:table-cell>
          <table:table-cell office:value-type="float" office:value="0.921340676418621">
            <text:p>0.9213406764</text:p>
          </table:table-cell>
          <table:table-cell office:value-type="float" office:value="0.94287400432751">
            <text:p>0.9428740043</text:p>
          </table:table-cell>
          <table:table-cell office:value-type="float" office:value="-13.4245665035901">
            <text:p>-13.4245665036</text:p>
          </table:table-cell>
          <table:table-cell office:value-type="float" office:value="-30.1009760307456">
            <text:p>-30.10097603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28">
            <text:p>428</text:p>
          </table:table-cell>
          <table:table-cell office:value-type="float" office:value="5054">
            <text:p>5054</text:p>
          </table:table-cell>
          <table:table-cell office:value-type="float" office:value="9025">
            <text:p>9025</text:p>
          </table:table-cell>
          <table:table-cell office:value-type="float" office:value="19074">
            <text:p>19074</text:p>
          </table:table-cell>
          <table:table-cell office:value-type="float" office:value="-217">
            <text:p>-217</text:p>
          </table:table-cell>
          <table:table-cell office:value-type="float" office:value="-387.5">
            <text:p>-387.5</text:p>
          </table:table-cell>
          <table:table-cell office:value-type="float" office:value="68">
            <text:p>68</text:p>
          </table:table-cell>
          <table:table-cell table:number-columns-repeated="2" office:value-type="float" office:value="-0.0429362880886427">
            <text:p>-0.0429362881</text:p>
          </table:table-cell>
          <table:table-cell office:value-type="float" office:value="0.0035650623885918">
            <text:p>0.0035650624</text:p>
          </table:table-cell>
          <table:table-cell table:number-columns-repeated="2" office:value-type="float" office:value="0.853336300366019">
            <text:p>0.8533363004</text:p>
          </table:table-cell>
          <table:table-cell office:value-type="float" office:value="1.01250262931295">
            <text:p>1.0125026293</text:p>
          </table:table-cell>
          <table:table-cell table:number-columns-repeated="2" office:value-type="float" office:value="-15.7945130069856">
            <text:p>-15.794513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5460">
            <text:p>5460</text:p>
          </table:table-cell>
          <table:table-cell office:value-type="float" office:value="9200">
            <text:p>9200</text:p>
          </table:table-cell>
          <table:table-cell office:value-type="float" office:value="16796">
            <text:p>16796</text:p>
          </table:table-cell>
          <table:table-cell office:value-type="float" office:value="-175">
            <text:p>-175</text:p>
          </table:table-cell>
          <table:table-cell office:value-type="float" office:value="-232">
            <text:p>-232</text:p>
          </table:table-cell>
          <table:table-cell office:value-type="float" office:value="187">
            <text:p>187</text:p>
          </table:table-cell>
          <table:table-cell office:value-type="float" office:value="-0.032051282051282">
            <text:p>-0.0320512821</text:p>
          </table:table-cell>
          <table:table-cell office:value-type="float" office:value="-0.0252173913043478">
            <text:p>-0.0252173913</text:p>
          </table:table-cell>
          <table:table-cell office:value-type="float" office:value="0.0111336032388664">
            <text:p>0.0111336032</text:p>
          </table:table-cell>
          <table:table-cell office:value-type="float" office:value="0.889833990795529">
            <text:p>0.8898339908</text:p>
          </table:table-cell>
          <table:table-cell office:value-type="float" office:value="0.912985527410208">
            <text:p>0.9129855274</text:p>
          </table:table-cell>
          <table:table-cell office:value-type="float" office:value="1.03921056729335">
            <text:p>1.0392105673</text:p>
          </table:table-cell>
          <table:table-cell office:value-type="float" office:value="-21.2777368030794">
            <text:p>-21.2777368031</text:p>
          </table:table-cell>
          <table:table-cell office:value-type="float" office:value="-27.1388220846386">
            <text:p>-27.1388220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6006">
            <text:p>6006</text:p>
          </table:table-cell>
          <table:table-cell office:value-type="float" office:value="9531">
            <text:p>9531</text:p>
          </table:table-cell>
          <table:table-cell office:value-type="float" office:value="18270">
            <text:p>18270</text:p>
          </table:table-cell>
          <table:table-cell office:value-type="float" office:value="-462.75">
            <text:p>-462.75</text:p>
          </table:table-cell>
          <table:table-cell office:value-type="float" office:value="-127.125">
            <text:p>-127.125</text:p>
          </table:table-cell>
          <table:table-cell office:value-type="float" office:value="-561.375">
            <text:p>-561.375</text:p>
          </table:table-cell>
          <table:table-cell office:value-type="float" office:value="-0.077047952047952">
            <text:p>-0.077047952</text:p>
          </table:table-cell>
          <table:table-cell office:value-type="float" office:value="-0.0133380547686497">
            <text:p>-0.0133380548</text:p>
          </table:table-cell>
          <table:table-cell office:value-type="float" office:value="-0.0307266009852217">
            <text:p>-0.030726601</text:p>
          </table:table-cell>
          <table:table-cell office:value-type="float" office:value="0.741967486185144">
            <text:p>0.7419674862</text:p>
          </table:table-cell>
          <table:table-cell office:value-type="float" office:value="0.953665499571549">
            <text:p>0.9536654996</text:p>
          </table:table-cell>
          <table:table-cell office:value-type="float" office:value="0.89430737960761">
            <text:p>0.8943073796</text:p>
          </table:table-cell>
          <table:table-cell office:value-type="float" office:value="-8.64510459269644">
            <text:p>-8.6451045927</text:p>
          </table:table-cell>
          <table:table-cell office:value-type="float" office:value="0">
            <text:p>0</text:p>
          </table:table-cell>
          <table:table-cell office:value-type="float" office:value="-22.2101612613752">
            <text:p>-22.210161261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5040">
            <text:p>5040</text:p>
          </table:table-cell>
          <table:table-cell office:value-type="float" office:value="9440">
            <text:p>9440</text:p>
          </table:table-cell>
          <table:table-cell office:value-type="float" office:value="19635">
            <text:p>19635</text:p>
          </table:table-cell>
          <table:table-cell office:value-type="float" office:value="-253.625">
            <text:p>-253.625</text:p>
          </table:table-cell>
          <table:table-cell office:value-type="float" office:value="-175">
            <text:p>-175</text:p>
          </table:table-cell>
          <table:table-cell office:value-type="float" office:value="-213.5">
            <text:p>-213.5</text:p>
          </table:table-cell>
          <table:table-cell office:value-type="float" office:value="-0.0503224206349206">
            <text:p>-0.0503224206</text:p>
          </table:table-cell>
          <table:table-cell office:value-type="float" office:value="-0.0185381355932203">
            <text:p>-0.0185381356</text:p>
          </table:table-cell>
          <table:table-cell office:value-type="float" office:value="-0.010873440285205">
            <text:p>-0.0108734403</text:p>
          </table:table-cell>
          <table:table-cell office:value-type="float" office:value="0.828834925974151">
            <text:p>0.828834926</text:p>
          </table:table-cell>
          <table:table-cell office:value-type="float" office:value="0.935790103867423">
            <text:p>0.9357901039</text:p>
          </table:table-cell>
          <table:table-cell office:value-type="float" office:value="0.962174693140909">
            <text:p>0.9621746931</text:p>
          </table:table-cell>
          <table:table-cell office:value-type="float" office:value="-13.4245665035901">
            <text:p>-13.42456650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5">
            <text:p>395</text:p>
          </table:table-cell>
          <table:table-cell office:value-type="float" office:value="5054">
            <text:p>5054</text:p>
          </table:table-cell>
          <table:table-cell office:value-type="float" office:value="9025">
            <text:p>9025</text:p>
          </table:table-cell>
          <table:table-cell office:value-type="float" office:value="17290">
            <text:p>17290</text:p>
          </table:table-cell>
          <table:table-cell office:value-type="float" office:value="-217">
            <text:p>-217</text:p>
          </table:table-cell>
          <table:table-cell office:value-type="float" office:value="-387.5">
            <text:p>-387.5</text:p>
          </table:table-cell>
          <table:table-cell office:value-type="float" office:value="192.5">
            <text:p>192.5</text:p>
          </table:table-cell>
          <table:table-cell table:number-columns-repeated="2" office:value-type="float" office:value="-0.0429362880886427">
            <text:p>-0.0429362881</text:p>
          </table:table-cell>
          <table:table-cell office:value-type="float" office:value="0.0111336032388664">
            <text:p>0.0111336032</text:p>
          </table:table-cell>
          <table:table-cell table:number-columns-repeated="2" office:value-type="float" office:value="0.853336300366019">
            <text:p>0.8533363004</text:p>
          </table:table-cell>
          <table:table-cell office:value-type="float" office:value="1.03921056729335">
            <text:p>1.0392105673</text:p>
          </table:table-cell>
          <table:table-cell table:number-columns-repeated="2" office:value-type="float" office:value="-15.7945130069856">
            <text:p>-15.794513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369">
            <text:p>369</text:p>
          </table:table-cell>
          <table:table-cell office:value-type="float" office:value="5460">
            <text:p>5460</text:p>
          </table:table-cell>
          <table:table-cell office:value-type="float" office:value="8710">
            <text:p>8710</text:p>
          </table:table-cell>
          <table:table-cell office:value-type="float" office:value="15015">
            <text:p>15015</text:p>
          </table:table-cell>
          <table:table-cell office:value-type="float" office:value="-175">
            <text:p>-175</text:p>
          </table:table-cell>
          <table:table-cell office:value-type="float" office:value="-86.25">
            <text:p>-86.25</text:p>
          </table:table-cell>
          <table:table-cell office:value-type="float" office:value="30.625">
            <text:p>30.625</text:p>
          </table:table-cell>
          <table:table-cell office:value-type="float" office:value="-0.032051282051282">
            <text:p>-0.0320512821</text:p>
          </table:table-cell>
          <table:table-cell office:value-type="float" office:value="-0.00990241102181401">
            <text:p>-0.009902411</text:p>
          </table:table-cell>
          <table:table-cell office:value-type="float" office:value="0.00203962703962704">
            <text:p>0.002039627</text:p>
          </table:table-cell>
          <table:table-cell office:value-type="float" office:value="0.889833990795529">
            <text:p>0.8898339908</text:p>
          </table:table-cell>
          <table:table-cell office:value-type="float" office:value="0.965533754601979">
            <text:p>0.9655337546</text:p>
          </table:table-cell>
          <table:table-cell office:value-type="float" office:value="1.00714684839248">
            <text:p>1.0071468484</text:p>
          </table:table-cell>
          <table:table-cell office:value-type="float" office:value="-21.2777368030794">
            <text:p>-21.27773680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4816">
            <text:p>4816</text:p>
          </table:table-cell>
          <table:table-cell office:value-type="float" office:value="8448">
            <text:p>8448</text:p>
          </table:table-cell>
          <table:table-cell office:value-type="float" office:value="15674">
            <text:p>15674</text:p>
          </table:table-cell>
          <table:table-cell office:value-type="float" office:value="-145.25">
            <text:p>-145.25</text:p>
          </table:table-cell>
          <table:table-cell office:value-type="float" office:value="-192">
            <text:p>-192</text:p>
          </table:table-cell>
          <table:table-cell office:value-type="float" office:value="-361.25">
            <text:p>-361.25</text:p>
          </table:table-cell>
          <table:table-cell office:value-type="float" office:value="-0.0301598837209302">
            <text:p>-0.0301598837</text:p>
          </table:table-cell>
          <table:table-cell office:value-type="float" office:value="-0.0227272727272727">
            <text:p>-0.0227272727</text:p>
          </table:table-cell>
          <table:table-cell office:value-type="float" office:value="-0.0230477223427332">
            <text:p>-0.0230477223</text:p>
          </table:table-cell>
          <table:table-cell office:value-type="float" office:value="0.896223259405422">
            <text:p>0.8962232594</text:p>
          </table:table-cell>
          <table:table-cell office:value-type="float" office:value="0.92146694214876">
            <text:p>0.9214669421</text:p>
          </table:table-cell>
          <table:table-cell office:value-type="float" office:value="0.920374118910602">
            <text:p>0.9203741189</text:p>
          </table:table-cell>
          <table:table-cell office:value-type="float" office:value="-22.6340797024256">
            <text:p>-22.6340797024</text:p>
          </table:table-cell>
          <table:table-cell office:value-type="float" office:value="-30.1505744394097">
            <text:p>-30.1505744394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6">
            <text:p>346</text:p>
          </table:table-cell>
          <table:table-cell office:value-type="float" office:value="4060">
            <text:p>4060</text:p>
          </table:table-cell>
          <table:table-cell office:value-type="float" office:value="8024">
            <text:p>8024</text:p>
          </table:table-cell>
          <table:table-cell office:value-type="float" office:value="16048">
            <text:p>16048</text:p>
          </table:table-cell>
          <table:table-cell office:value-type="float" office:value="-131.25">
            <text:p>-131.25</text:p>
          </table:table-cell>
          <table:table-cell office:value-type="float" office:value="-148.75">
            <text:p>-148.75</text:p>
          </table:table-cell>
          <table:table-cell office:value-type="float" office:value="-297.5">
            <text:p>-297.5</text:p>
          </table:table-cell>
          <table:table-cell office:value-type="float" office:value="-0.0323275862068966">
            <text:p>-0.0323275862</text:p>
          </table:table-cell>
          <table:table-cell table:number-columns-repeated="2" office:value-type="float" office:value="-0.0185381355932203">
            <text:p>-0.0185381356</text:p>
          </table:table-cell>
          <table:table-cell office:value-type="float" office:value="0.888901791022592">
            <text:p>0.888901791</text:p>
          </table:table-cell>
          <table:table-cell table:number-columns-repeated="2" office:value-type="float" office:value="0.935790103867423">
            <text:p>0.9357901039</text:p>
          </table:table-cell>
          <table:table-cell office:value-type="float" office:value="-21.0928810650298">
            <text:p>-21.0928810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4536">
            <text:p>4536</text:p>
          </table:table-cell>
          <table:table-cell office:value-type="float" office:value="8060">
            <text:p>8060</text:p>
          </table:table-cell>
          <table:table-cell office:value-type="float" office:value="14858">
            <text:p>14858</text:p>
          </table:table-cell>
          <table:table-cell office:value-type="float" office:value="-148">
            <text:p>-148</text:p>
          </table:table-cell>
          <table:table-cell office:value-type="float" office:value="-78">
            <text:p>-78</text:p>
          </table:table-cell>
          <table:table-cell office:value-type="float" office:value="-157.25">
            <text:p>-157.25</text:p>
          </table:table-cell>
          <table:table-cell office:value-type="float" office:value="-0.0326278659611993">
            <text:p>-0.032627866</text:p>
          </table:table-cell>
          <table:table-cell office:value-type="float" office:value="-0.00967741935483871">
            <text:p>-0.0096774194</text:p>
          </table:table-cell>
          <table:table-cell office:value-type="float" office:value="-0.01058352402746">
            <text:p>-0.010583524</text:p>
          </table:table-cell>
          <table:table-cell office:value-type="float" office:value="0.887889041304679">
            <text:p>0.8878890413</text:p>
          </table:table-cell>
          <table:table-cell office:value-type="float" office:value="0.966312591050989">
            <text:p>0.9663125911</text:p>
          </table:table-cell>
          <table:table-cell office:value-type="float" office:value="0.963177207426336">
            <text:p>0.9631772074</text:p>
          </table:table-cell>
          <table:table-cell office:value-type="float" office:value="-20.8955347523997">
            <text:p>-20.89553475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5026">
            <text:p>5026</text:p>
          </table:table-cell>
          <table:table-cell office:value-type="float" office:value="8512">
            <text:p>8512</text:p>
          </table:table-cell>
          <table:table-cell office:value-type="float" office:value="16135">
            <text:p>16135</text:p>
          </table:table-cell>
          <table:table-cell office:value-type="float" office:value="-77.375">
            <text:p>-77.375</text:p>
          </table:table-cell>
          <table:table-cell office:value-type="float" office:value="-141.125">
            <text:p>-141.125</text:p>
          </table:table-cell>
          <table:table-cell office:value-type="float" office:value="-371.875">
            <text:p>-371.875</text:p>
          </table:table-cell>
          <table:table-cell office:value-type="float" office:value="-0.0153949462793474">
            <text:p>-0.0153949463</text:p>
          </table:table-cell>
          <table:table-cell office:value-type="float" office:value="-0.0165795347744361">
            <text:p>-0.0165795348</text:p>
          </table:table-cell>
          <table:table-cell office:value-type="float" office:value="-0.0230477223427332">
            <text:p>-0.0230477223</text:p>
          </table:table-cell>
          <table:table-cell office:value-type="float" office:value="0.946582216589334">
            <text:p>0.9465822166</text:p>
          </table:table-cell>
          <table:table-cell office:value-type="float" office:value="0.942510394997214">
            <text:p>0.942510395</text:p>
          </table:table-cell>
          <table:table-cell office:value-type="float" office:value="0.920374118910602">
            <text:p>0.9203741189</text:p>
          </table:table-cell>
          <table:table-cell table:number-columns-repeated="2"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4816">
            <text:p>4816</text:p>
          </table:table-cell>
          <table:table-cell office:value-type="float" office:value="8448">
            <text:p>8448</text:p>
          </table:table-cell>
          <table:table-cell office:value-type="float" office:value="16520">
            <text:p>16520</text:p>
          </table:table-cell>
          <table:table-cell office:value-type="float" office:value="-145.25">
            <text:p>-145.25</text:p>
          </table:table-cell>
          <table:table-cell office:value-type="float" office:value="-192">
            <text:p>-192</text:p>
          </table:table-cell>
          <table:table-cell office:value-type="float" office:value="-306.25">
            <text:p>-306.25</text:p>
          </table:table-cell>
          <table:table-cell office:value-type="float" office:value="-0.0301598837209302">
            <text:p>-0.0301598837</text:p>
          </table:table-cell>
          <table:table-cell office:value-type="float" office:value="-0.0227272727272727">
            <text:p>-0.0227272727</text:p>
          </table:table-cell>
          <table:table-cell office:value-type="float" office:value="-0.0185381355932203">
            <text:p>-0.0185381356</text:p>
          </table:table-cell>
          <table:table-cell office:value-type="float" office:value="0.896223259405422">
            <text:p>0.8962232594</text:p>
          </table:table-cell>
          <table:table-cell office:value-type="float" office:value="0.92146694214876">
            <text:p>0.9214669421</text:p>
          </table:table-cell>
          <table:table-cell office:value-type="float" office:value="0.935790103867423">
            <text:p>0.9357901039</text:p>
          </table:table-cell>
          <table:table-cell office:value-type="float" office:value="-22.6340797024256">
            <text:p>-22.6340797024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4060">
            <text:p>4060</text:p>
          </table:table-cell>
          <table:table-cell office:value-type="float" office:value="8007">
            <text:p>8007</text:p>
          </table:table-cell>
          <table:table-cell office:value-type="float" office:value="15295">
            <text:p>15295</text:p>
          </table:table-cell>
          <table:table-cell office:value-type="float" office:value="-131.25">
            <text:p>-131.25</text:p>
          </table:table-cell>
          <table:table-cell office:value-type="float" office:value="-191.25">
            <text:p>-191.25</text:p>
          </table:table-cell>
          <table:table-cell office:value-type="float" office:value="-161.875">
            <text:p>-161.875</text:p>
          </table:table-cell>
          <table:table-cell office:value-type="float" office:value="-0.0323275862068966">
            <text:p>-0.0323275862</text:p>
          </table:table-cell>
          <table:table-cell office:value-type="float" office:value="-0.0238853503184713">
            <text:p>-0.0238853503</text:p>
          </table:table-cell>
          <table:table-cell office:value-type="float" office:value="-0.01058352402746">
            <text:p>-0.010583524</text:p>
          </table:table-cell>
          <table:table-cell office:value-type="float" office:value="0.888901791022592">
            <text:p>0.888901791</text:p>
          </table:table-cell>
          <table:table-cell office:value-type="float" office:value="0.917519473406629">
            <text:p>0.9175194734</text:p>
          </table:table-cell>
          <table:table-cell office:value-type="float" office:value="0.963177207426336">
            <text:p>0.9631772074</text:p>
          </table:table-cell>
          <table:table-cell office:value-type="float" office:value="-21.0928810650298">
            <text:p>-21.092881065</text:p>
          </table:table-cell>
          <table:table-cell office:value-type="float" office:value="-28.6717919666913">
            <text:p>-28.6717919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4536">
            <text:p>4536</text:p>
          </table:table-cell>
          <table:table-cell office:value-type="float" office:value="7820">
            <text:p>7820</text:p>
          </table:table-cell>
          <table:table-cell office:value-type="float" office:value="13790">
            <text:p>13790</text:p>
          </table:table-cell>
          <table:table-cell office:value-type="float" office:value="-110">
            <text:p>-110</text:p>
          </table:table-cell>
          <table:table-cell office:value-type="float" office:value="-130.125">
            <text:p>-130.125</text:p>
          </table:table-cell>
          <table:table-cell office:value-type="float" office:value="-135.625">
            <text:p>-135.625</text:p>
          </table:table-cell>
          <table:table-cell office:value-type="float" office:value="-0.0242504409171076">
            <text:p>-0.0242504409</text:p>
          </table:table-cell>
          <table:table-cell office:value-type="float" office:value="-0.0166400255754476">
            <text:p>-0.0166400256</text:p>
          </table:table-cell>
          <table:table-cell office:value-type="float" office:value="-0.00983502538071066">
            <text:p>-0.0098350254</text:p>
          </table:table-cell>
          <table:table-cell office:value-type="float" office:value="0.916276101204085">
            <text:p>0.9162761012</text:p>
          </table:table-cell>
          <table:table-cell office:value-type="float" office:value="0.942302615770191">
            <text:p>0.9423026158</text:p>
          </table:table-cell>
          <table:table-cell office:value-type="float" office:value="0.965766997507022">
            <text:p>0.9657669975</text:p>
          </table:table-cell>
          <table:table-cell office:value-type="float" office:value="-28.2348775904476">
            <text:p>-28.23487759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60">
            <text:p>360</text:p>
          </table:table-cell>
          <table:table-cell office:value-type="float" office:value="4897">
            <text:p>4897</text:p>
          </table:table-cell>
          <table:table-cell office:value-type="float" office:value="7539">
            <text:p>7539</text:p>
          </table:table-cell>
          <table:table-cell office:value-type="float" office:value="12206">
            <text:p>12206</text:p>
          </table:table-cell>
          <table:table-cell office:value-type="float" office:value="-335.625">
            <text:p>-335.625</text:p>
          </table:table-cell>
          <table:table-cell office:value-type="float" office:value="-303.75">
            <text:p>-303.75</text:p>
          </table:table-cell>
          <table:table-cell office:value-type="float" office:value="-491.75">
            <text:p>-491.75</text:p>
          </table:table-cell>
          <table:table-cell office:value-type="float" office:value="-0.0685368593016132">
            <text:p>-0.0685368593</text:p>
          </table:table-cell>
          <table:table-cell office:value-type="float" office:value="-0.0402904894548349">
            <text:p>-0.0402904895</text:p>
          </table:table-cell>
          <table:table-cell office:value-type="float" office:value="-0.0402875634933639">
            <text:p>-0.0402875635</text:p>
          </table:table-cell>
          <table:table-cell office:value-type="float" office:value="0.769327702566895">
            <text:p>0.7693277026</text:p>
          </table:table-cell>
          <table:table-cell office:value-type="float" office:value="0.862165001047478">
            <text:p>0.862165001</text:p>
          </table:table-cell>
          <table:table-cell office:value-type="float" office:value="0.862174779806801">
            <text:p>0.8621747798</text:p>
          </table:table-cell>
          <table:table-cell office:value-type="float" office:value="-9.76282066264272">
            <text:p>-9.7628206626</text:p>
          </table:table-cell>
          <table:table-cell office:value-type="float" office:value="-16.8547928987409">
            <text:p>-16.8547928987</text:p>
          </table:table-cell>
          <table:table-cell office:value-type="float" office:value="-16.8560425295392">
            <text:p>-16.856042529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4640">
            <text:p>4640</text:p>
          </table:table-cell>
          <table:table-cell office:value-type="float" office:value="7902">
            <text:p>7902</text:p>
          </table:table-cell>
          <table:table-cell office:value-type="float" office:value="13705">
            <text:p>13705</text:p>
          </table:table-cell>
          <table:table-cell office:value-type="float" office:value="-150">
            <text:p>-150</text:p>
          </table:table-cell>
          <table:table-cell office:value-type="float" office:value="-495.375">
            <text:p>-495.375</text:p>
          </table:table-cell>
          <table:table-cell office:value-type="float" office:value="-857.875">
            <text:p>-857.875</text:p>
          </table:table-cell>
          <table:table-cell office:value-type="float" office:value="-0.0323275862068966">
            <text:p>-0.0323275862</text:p>
          </table:table-cell>
          <table:table-cell office:value-type="float" office:value="-0.0626898253606682">
            <text:p>-0.0626898254</text:p>
          </table:table-cell>
          <table:table-cell office:value-type="float" office:value="-0.0625957679678949">
            <text:p>-0.062595768</text:p>
          </table:table-cell>
          <table:table-cell office:value-type="float" office:value="0.888901791022592">
            <text:p>0.888901791</text:p>
          </table:table-cell>
          <table:table-cell office:value-type="float" office:value="0.788288439077013">
            <text:p>0.7882884391</text:p>
          </table:table-cell>
          <table:table-cell office:value-type="float" office:value="0.788594543240649">
            <text:p>0.7885945432</text:p>
          </table:table-cell>
          <table:table-cell office:value-type="float" office:value="-21.0928810650298">
            <text:p>-21.092881065</text:p>
          </table:table-cell>
          <table:table-cell office:value-type="float" office:value="-10.7064602764658">
            <text:p>-10.7064602765</text:p>
          </table:table-cell>
          <table:table-cell office:value-type="float" office:value="-10.7230801538964">
            <text:p>-10.723080153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90">
            <text:p>390</text:p>
          </table:table-cell>
          <table:table-cell office:value-type="float" office:value="5184">
            <text:p>5184</text:p>
          </table:table-cell>
          <table:table-cell office:value-type="float" office:value="8337">
            <text:p>8337</text:p>
          </table:table-cell>
          <table:table-cell office:value-type="float" office:value="14043">
            <text:p>14043</text:p>
          </table:table-cell>
          <table:table-cell office:value-type="float" office:value="-221.25">
            <text:p>-221.25</text:p>
          </table:table-cell>
          <table:table-cell office:value-type="float" office:value="-128.875">
            <text:p>-128.875</text:p>
          </table:table-cell>
          <table:table-cell office:value-type="float" office:value="-1072.125">
            <text:p>-1072.125</text:p>
          </table:table-cell>
          <table:table-cell office:value-type="float" office:value="-0.0426793981481481">
            <text:p>-0.0426793981</text:p>
          </table:table-cell>
          <table:table-cell office:value-type="float" office:value="-0.0154581983927072">
            <text:p>-0.0154581984</text:p>
          </table:table-cell>
          <table:table-cell office:value-type="float" office:value="-0.0763458662678915">
            <text:p>-0.0763458663</text:p>
          </table:table-cell>
          <table:table-cell office:value-type="float" office:value="0.854192307293006">
            <text:p>0.8541923073</text:p>
          </table:table-cell>
          <table:table-cell office:value-type="float" office:value="0.946364659184719">
            <text:p>0.9463646592</text:p>
          </table:table-cell>
          <table:table-cell office:value-type="float" office:value="0.744213703002922">
            <text:p>0.744213703</text:p>
          </table:table-cell>
          <table:table-cell office:value-type="float" office:value="-15.8916979647936">
            <text:p>-15.8916979648</text:p>
          </table:table-cell>
          <table:table-cell office:value-type="float" office:value="0">
            <text:p>0</text:p>
          </table:table-cell>
          <table:table-cell office:value-type="float" office:value="-8.72787964199695">
            <text:p>-8.72787964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4">
            <text:p>4</text:p>
          </table:table-cell>
          <table:table-cell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461">
            <text:p>461</text:p>
          </table:table-cell>
          <table:table-cell office:value-type="float" office:value="3147">
            <text:p>3147</text:p>
          </table:table-cell>
          <table:table-cell office:value-type="float" office:value="6855">
            <text:p>6855</text:p>
          </table:table-cell>
          <table:table-cell office:value-type="float" office:value="12720">
            <text:p>12720</text:p>
          </table:table-cell>
          <table:table-cell office:value-type="float" office:value="-332.875">
            <text:p>-332.875</text:p>
          </table:table-cell>
          <table:table-cell office:value-type="float" office:value="-725">
            <text:p>-725</text:p>
          </table:table-cell>
          <table:table-cell office:value-type="float" office:value="-229.375">
            <text:p>-229.375</text:p>
          </table:table-cell>
          <table:table-cell office:value-type="float" office:value="-0.10577534159517">
            <text:p>-0.1057753416</text:p>
          </table:table-cell>
          <table:table-cell office:value-type="float" office:value="-0.105762217359592">
            <text:p>-0.1057622174</text:p>
          </table:table-cell>
          <table:table-cell office:value-type="float" office:value="-0.0180326257861635">
            <text:p>-0.0180326258</text:p>
          </table:table-cell>
          <table:table-cell office:value-type="float" office:value="0.651715613280472">
            <text:p>0.6517156133</text:p>
          </table:table-cell>
          <table:table-cell office:value-type="float" office:value="0.651756106618232">
            <text:p>0.6517561066</text:p>
          </table:table-cell>
          <table:table-cell office:value-type="float" office:value="0.937523153910205">
            <text:p>0.9375231539</text:p>
          </table:table-cell>
          <table:table-cell office:value-type="float" office:value="-6.19998295944258">
            <text:p>-6.1999829594</text:p>
          </table:table-cell>
          <table:table-cell office:value-type="float" office:value="-6.20079698255561">
            <text:p>-6.2007969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2341">
            <text:p>2341</text:p>
          </table:table-cell>
          <table:table-cell office:value-type="float" office:value="5456">
            <text:p>5456</text:p>
          </table:table-cell>
          <table:table-cell office:value-type="float" office:value="13230">
            <text:p>13230</text:p>
          </table:table-cell>
          <table:table-cell office:value-type="float" office:value="-244">
            <text:p>-244</text:p>
          </table:table-cell>
          <table:table-cell office:value-type="float" office:value="-54.625">
            <text:p>-54.625</text:p>
          </table:table-cell>
          <table:table-cell office:value-type="float" office:value="570">
            <text:p>570</text:p>
          </table:table-cell>
          <table:table-cell office:value-type="float" office:value="-0.104228961982059">
            <text:p>-0.104228962</text:p>
          </table:table-cell>
          <table:table-cell office:value-type="float" office:value="-0.0100119134897361">
            <text:p>-0.0100119135</text:p>
          </table:table-cell>
          <table:table-cell office:value-type="float" office:value="0.0430839002267574">
            <text:p>0.0430839002</text:p>
          </table:table-cell>
          <table:table-cell office:value-type="float" office:value="0.656491439033874">
            <text:p>0.656491439</text:p>
          </table:table-cell>
          <table:table-cell office:value-type="float" office:value="0.965154770072907">
            <text:p>0.9651547701</text:p>
          </table:table-cell>
          <table:table-cell office:value-type="float" office:value="1.1544318468128">
            <text:p>1.1544318468</text:p>
          </table:table-cell>
          <table:table-cell office:value-type="float" office:value="-6.29730563482905">
            <text:p>-6.2973056348</text:p>
          </table:table-cell>
          <table:table-cell office:value-type="float" office:value="0">
            <text:p>0</text:p>
          </table:table-cell>
          <table:table-cell office:value-type="float" office:value="16.4324480320629">
            <text:p>16.432448032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2466">
            <text:p>2466</text:p>
          </table:table-cell>
          <table:table-cell office:value-type="float" office:value="5747">
            <text:p>5747</text:p>
          </table:table-cell>
          <table:table-cell office:value-type="float" office:value="13895">
            <text:p>13895</text:p>
          </table:table-cell>
          <table:table-cell office:value-type="float" office:value="-385.428571428571">
            <text:p>-385.4285714286</text:p>
          </table:table-cell>
          <table:table-cell office:value-type="float" office:value="-79.1428571428571">
            <text:p>-79.1428571429</text:p>
          </table:table-cell>
          <table:table-cell office:value-type="float" office:value="921.428571428571">
            <text:p>921.4285714286</text:p>
          </table:table-cell>
          <table:table-cell office:value-type="float" office:value="-0.156297068705828">
            <text:p>-0.1562970687</text:p>
          </table:table-cell>
          <table:table-cell office:value-type="float" office:value="-0.0137711601083795">
            <text:p>-0.0137711601</text:p>
          </table:table-cell>
          <table:table-cell office:value-type="float" office:value="0.0663136791240426">
            <text:p>0.0663136791</text:p>
          </table:table-cell>
          <table:table-cell office:value-type="float" office:value="0.50084065595423">
            <text:p>0.500840656</text:p>
          </table:table-cell>
          <table:table-cell office:value-type="float" office:value="0.952172643528104">
            <text:p>0.9521726435</text:p>
          </table:table-cell>
          <table:table-cell office:value-type="float" office:value="1.24071698485052">
            <text:p>1.2407169849</text:p>
          </table:table-cell>
          <table:table-cell office:value-type="float" office:value="-4.07842017278234">
            <text:p>-4.0784201728</text:p>
          </table:table-cell>
          <table:table-cell office:value-type="float" office:value="0">
            <text:p>0</text:p>
          </table:table-cell>
          <table:table-cell office:value-type="float" office:value="10.7954170902749">
            <text:p>10.795417090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94">
            <text:p>394</text:p>
          </table:table-cell>
          <table:table-cell office:value-type="float" office:value="1979">
            <text:p>1979</text:p>
          </table:table-cell>
          <table:table-cell office:value-type="float" office:value="4818">
            <text:p>4818</text:p>
          </table:table-cell>
          <table:table-cell office:value-type="float" office:value="11422">
            <text:p>11422</text:p>
          </table:table-cell>
          <table:table-cell office:value-type="float" office:value="0">
            <text:p>0</text:p>
          </table:table-cell>
          <table:table-cell office:value-type="float" office:value="-156.5">
            <text:p>-156.5</text:p>
          </table:table-cell>
          <table:table-cell office:value-type="float" office:value="876.666666666667">
            <text:p>876.6666666667</text:p>
          </table:table-cell>
          <table:table-cell office:value-type="float" office:value="0">
            <text:p>0</text:p>
          </table:table-cell>
          <table:table-cell office:value-type="float" office:value="-0.0324823578248236">
            <text:p>-0.0324823578</text:p>
          </table:table-cell>
          <table:table-cell office:value-type="float" office:value="0.0767524660012841">
            <text:p>0.076752466</text:p>
          </table:table-cell>
          <table:table-cell office:value-type="float" office:value="0.34">
            <text:p>0.34</text:p>
          </table:table-cell>
          <table:table-cell office:value-type="float" office:value="0.888379750610043">
            <text:p>0.8883797506</text:p>
          </table:table-cell>
          <table:table-cell office:value-type="float" office:value="1.28017987543756">
            <text:p>1.2801798754</text:p>
          </table:table-cell>
          <table:table-cell office:value-type="float" office:value="0">
            <text:p>0</text:p>
          </table:table-cell>
          <table:table-cell office:value-type="float" office:value="-20.9907082800689">
            <text:p>-20.9907082801</text:p>
          </table:table-cell>
          <table:table-cell office:value-type="float" office:value="9.37324594281078">
            <text:p>9.373245942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1588">
            <text:p>1588</text:p>
          </table:table-cell>
          <table:table-cell office:value-type="float" office:value="5170">
            <text:p>5170</text:p>
          </table:table-cell>
          <table:table-cell office:value-type="float" office:value="12804">
            <text:p>12804</text:p>
          </table:table-cell>
          <table:table-cell table:number-columns-repeated="2" office:value-type="float" office:value="0">
            <text:p>0</text:p>
          </table:table-cell>
          <table:table-cell office:value-type="float" office:value="807">
            <text:p>8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0271790065604">
            <text:p>0.063027179</text:p>
          </table:table-cell>
          <table:table-cell office:value-type="float" office:value="0.34">
            <text:p>0.34</text:p>
          </table:table-cell>
          <table:table-cell office:value-type="float" office:value="0.82">
            <text:p>0.82</text:p>
          </table:table-cell>
          <table:table-cell office:value-type="float" office:value="1.22838108009827">
            <text:p>1.2283810801</text:p>
          </table:table-cell>
          <table:table-cell table:number-columns-repeated="2" office:value-type="float" office:value="0">
            <text:p>0</text:p>
          </table:table-cell>
          <table:table-cell office:value-type="float" office:value="11.340635039403">
            <text:p>11.340635039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1274">
            <text:p>1274</text:p>
          </table:table-cell>
          <table:table-cell office:value-type="float" office:value="5448">
            <text:p>5448</text:p>
          </table:table-cell>
          <table:table-cell office:value-type="float" office:value="16600">
            <text:p>16600</text:p>
          </table:table-cell>
          <table:table-cell table:number-columns-repeated="2" office:value-type="float" office:value="0">
            <text:p>0</text:p>
          </table:table-cell>
          <table:table-cell office:value-type="float" office:value="842.5">
            <text:p>842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7530120481928">
            <text:p>0.050753012</text:p>
          </table:table-cell>
          <table:table-cell office:value-type="float" office:value="0.34">
            <text:p>0.34</text:p>
          </table:table-cell>
          <table:table-cell office:value-type="float" office:value="0.82">
            <text:p>0.82</text:p>
          </table:table-cell>
          <table:table-cell office:value-type="float" office:value="1.18268424390332">
            <text:p>1.1826842439</text:p>
          </table:table-cell>
          <table:table-cell table:number-columns-repeated="2" office:value-type="float" office:value="0">
            <text:p>0</text:p>
          </table:table-cell>
          <table:table-cell office:value-type="float" office:value="14.0009760223272">
            <text:p>14.000976022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324">
            <text:p>324</text:p>
          </table:table-cell>
          <table:table-cell office:value-type="float" office:value="1022">
            <text:p>1022</text:p>
          </table:table-cell>
          <table:table-cell office:value-type="float" office:value="5168">
            <text:p>5168</text:p>
          </table:table-cell>
          <table:table-cell office:value-type="float" office:value="17688">
            <text:p>17688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82">
            <text:p>0.82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59">
            <text:p>359</text:p>
          </table:table-cell>
          <table:table-cell office:value-type="float" office:value="820">
            <text:p>820</text:p>
          </table:table-cell>
          <table:table-cell office:value-type="float" office:value="4930">
            <text:p>4930</text:p>
          </table:table-cell>
          <table:table-cell office:value-type="float" office:value="18848">
            <text:p>18848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85">
            <text:p>0.85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3.25">
            <text:p>103.25</text:p>
          </table:table-cell>
          <table:table-cell office:value-type="float" office:value="5044">
            <text:p>5044</text:p>
          </table:table-cell>
          <table:table-cell office:value-type="float" office:value="15468.75">
            <text:p>15468.75</text:p>
          </table:table-cell>
          <table:table-cell office:value-type="float" office:value="10.3575">
            <text:p>10.357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78">
            <text:p>378</text:p>
          </table:table-cell>
          <table:table-cell office:value-type="float" office:value="658">
            <text:p>658</text:p>
          </table:table-cell>
          <table:table-cell office:value-type="float" office:value="4716">
            <text:p>4716</text:p>
          </table:table-cell>
          <table:table-cell office:value-type="float" office:value="20084">
            <text:p>20084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85">
            <text:p>0.85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99.6666666666667">
            <text:p>99.6666666667</text:p>
          </table:table-cell>
          <table:table-cell office:value-type="float" office:value="5016.66666666667">
            <text:p>5016.6666666667</text:p>
          </table:table-cell>
          <table:table-cell office:value-type="float" office:value="13350.6666666667">
            <text:p>13350.6666666667</text:p>
          </table:table-cell>
          <table:table-cell office:value-type="float" office:value="9.66">
            <text:p>9.6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97">
            <text:p>397</text:p>
          </table:table-cell>
          <table:table-cell office:value-type="float" office:value="528">
            <text:p>528</text:p>
          </table:table-cell>
          <table:table-cell office:value-type="float" office:value="4353">
            <text:p>4353</text:p>
          </table:table-cell>
          <table:table-cell office:value-type="float" office:value="21401">
            <text:p>21401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71">
            <text:p>0.71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34">
            <text:p>0.34</text:p>
          </table:table-cell>
          <table:table-cell office:value-type="float" office:value="0.71">
            <text:p>0.71</text:p>
          </table:table-cell>
          <table:table-cell office:value-type="float" office:value="1.23">
            <text:p>1.23</text:p>
          </table:table-cell>
          <table:table-cell office:value-type="float" office:value="-3">
            <text:p>-3</text:p>
          </table:table-cell>
          <table:table-cell office:value-type="float" office:value="-8">
            <text:p>-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.4">
            <text:p>12.4</text:p>
          </table:table-cell>
          <table:table-cell office:value-type="float" office:value="16.7">
            <text:p>16.7</text:p>
          </table:table-cell>
          <table:table-cell office:value-type="float" office:value="22.6">
            <text:p>22.6</text:p>
          </table:table-cell>
          <table:table-cell office:value-type="float" office:value="12004">
            <text:p>12004</text:p>
          </table:table-cell>
          <table:table-cell office:value-type="float" office:value="12854">
            <text:p>12854</text:p>
          </table:table-cell>
          <table:table-cell office:value-type="float" office:value="13075">
            <text:p>130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4:01.48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954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865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1365">
                <text:p>2136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707">
                <text:p>13707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384">
                <text:p>14384</text:p>
              </table:table-cell>
              <table:table-cell office:value-type="float" office:value="24263">
                <text:p>2426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5323">
                <text:p>15323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6140">
                <text:p>16140</text:p>
              </table:table-cell>
              <table:table-cell office:value-type="float" office:value="27236">
                <text:p>2723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7000">
                <text:p>17000</text:p>
              </table:table-cell>
              <table:table-cell office:value-type="float" office:value="28290">
                <text:p>2829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592">
                <text:p>10592</text:p>
              </table:table-cell>
              <table:table-cell office:value-type="float" office:value="18058">
                <text:p>18058</text:p>
              </table:table-cell>
              <table:table-cell office:value-type="float" office:value="29593">
                <text:p>295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250">
                <text:p>11250</text:p>
              </table:table-cell>
              <table:table-cell office:value-type="float" office:value="18920">
                <text:p>18920</text:p>
              </table:table-cell>
              <table:table-cell office:value-type="float" office:value="31165">
                <text:p>3116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550">
                <text:p>12550</text:p>
              </table:table-cell>
              <table:table-cell office:value-type="float" office:value="20085">
                <text:p>20085</text:p>
              </table:table-cell>
              <table:table-cell office:value-type="float" office:value="31762">
                <text:p>3176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257">
                <text:p>13257</text:p>
              </table:table-cell>
              <table:table-cell office:value-type="float" office:value="21150">
                <text:p>21150</text:p>
              </table:table-cell>
              <table:table-cell office:value-type="float" office:value="30056">
                <text:p>3005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230">
                <text:p>14230</text:p>
              </table:table-cell>
              <table:table-cell office:value-type="float" office:value="21220">
                <text:p>21220</text:p>
              </table:table-cell>
              <table:table-cell office:value-type="float" office:value="29725">
                <text:p>2972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250">
                <text:p>15250</text:p>
              </table:table-cell>
              <table:table-cell office:value-type="float" office:value="20636">
                <text:p>20636</text:p>
              </table:table-cell>
              <table:table-cell office:value-type="float" office:value="31247">
                <text:p>3124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843">
                <text:p>15843</text:p>
              </table:table-cell>
              <table:table-cell office:value-type="float" office:value="20219">
                <text:p>20219</text:p>
              </table:table-cell>
              <table:table-cell office:value-type="float" office:value="31636">
                <text:p>3163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1188">
                <text:p>21188</text:p>
              </table:table-cell>
              <table:table-cell office:value-type="float" office:value="29999">
                <text:p>2999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934">
                <text:p>16934</text:p>
              </table:table-cell>
              <table:table-cell office:value-type="float" office:value="21996">
                <text:p>21996</text:p>
              </table:table-cell>
              <table:table-cell office:value-type="float" office:value="29725">
                <text:p>2972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058">
                <text:p>23058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962">
                <text:p>15962</text:p>
              </table:table-cell>
              <table:table-cell office:value-type="float" office:value="23486">
                <text:p>23486</text:p>
              </table:table-cell>
              <table:table-cell office:value-type="float" office:value="31874">
                <text:p>3187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304">
                <text:p>16304</text:p>
              </table:table-cell>
              <table:table-cell office:value-type="float" office:value="22145">
                <text:p>22145</text:p>
              </table:table-cell>
              <table:table-cell office:value-type="float" office:value="30357">
                <text:p>3035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080">
                <text:p>16080</text:p>
              </table:table-cell>
              <table:table-cell office:value-type="float" office:value="21350">
                <text:p>21350</text:p>
              </table:table-cell>
              <table:table-cell office:value-type="float" office:value="29578">
                <text:p>2957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652">
                <text:p>15652</text:p>
              </table:table-cell>
              <table:table-cell office:value-type="float" office:value="21255">
                <text:p>21255</text:p>
              </table:table-cell>
              <table:table-cell office:value-type="float" office:value="31359">
                <text:p>3135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886">
                <text:p>14886</text:p>
              </table:table-cell>
              <table:table-cell office:value-type="float" office:value="21650">
                <text:p>21650</text:p>
              </table:table-cell>
              <table:table-cell office:value-type="float" office:value="31897">
                <text:p>3189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394">
                <text:p>15394</text:p>
              </table:table-cell>
              <table:table-cell office:value-type="float" office:value="21453">
                <text:p>21453</text:p>
              </table:table-cell>
              <table:table-cell office:value-type="float" office:value="30383">
                <text:p>3038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218">
                <text:p>21218</text:p>
              </table:table-cell>
              <table:table-cell office:value-type="float" office:value="33295">
                <text:p>3329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60">
                <text:p>15860</text:p>
              </table:table-cell>
              <table:table-cell office:value-type="float" office:value="22416">
                <text:p>22416</text:p>
              </table:table-cell>
              <table:table-cell office:value-type="float" office:value="35092">
                <text:p>3509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028">
                <text:p>16028</text:p>
              </table:table-cell>
              <table:table-cell office:value-type="float" office:value="22662">
                <text:p>22662</text:p>
              </table:table-cell>
              <table:table-cell office:value-type="float" office:value="36684">
                <text:p>366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275">
                <text:p>16275</text:p>
              </table:table-cell>
              <table:table-cell office:value-type="float" office:value="21453">
                <text:p>21453</text:p>
              </table:table-cell>
              <table:table-cell office:value-type="float" office:value="34256">
                <text:p>3425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037">
                <text:p>23037</text:p>
              </table:table-cell>
              <table:table-cell office:value-type="float" office:value="32343">
                <text:p>3234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0576">
                <text:p>20576</text:p>
              </table:table-cell>
              <table:table-cell office:value-type="float" office:value="33602">
                <text:p>3360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394">
                <text:p>20394</text:p>
              </table:table-cell>
              <table:table-cell office:value-type="float" office:value="34984">
                <text:p>3498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21032">
                <text:p>21032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0603">
                <text:p>20603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312">
                <text:p>20312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48">
                <text:p>13148</text:p>
              </table:table-cell>
              <table:table-cell office:value-type="float" office:value="20040">
                <text:p>20040</text:p>
              </table:table-cell>
              <table:table-cell office:value-type="float" office:value="33888">
                <text:p>3388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518">
                <text:p>12518</text:p>
              </table:table-cell>
              <table:table-cell office:value-type="float" office:value="19088">
                <text:p>19088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5">
                <text:p>11705</text:p>
              </table:table-cell>
              <table:table-cell office:value-type="float" office:value="18134">
                <text:p>18134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7836">
                <text:p>17836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200">
                <text:p>17200</text:p>
              </table:table-cell>
              <table:table-cell office:value-type="float" office:value="24868">
                <text:p>2486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885">
                <text:p>15885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511">
                <text:p>11511</text:p>
              </table:table-cell>
              <table:table-cell office:value-type="float" office:value="15962">
                <text:p>15962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70">
                <text:p>11570</text:p>
              </table:table-cell>
              <table:table-cell office:value-type="float" office:value="15475">
                <text:p>15475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115">
                <text:p>12115</text:p>
              </table:table-cell>
              <table:table-cell office:value-type="float" office:value="16156">
                <text:p>16156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992">
                <text:p>11992</text:p>
              </table:table-cell>
              <table:table-cell office:value-type="float" office:value="15830">
                <text:p>15830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6435">
                <text:p>16435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558">
                <text:p>11558</text:p>
              </table:table-cell>
              <table:table-cell office:value-type="float" office:value="16390">
                <text:p>16390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778">
                <text:p>11778</text:p>
              </table:table-cell>
              <table:table-cell office:value-type="float" office:value="15640">
                <text:p>15640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3">
                <text:p>11473</text:p>
              </table:table-cell>
              <table:table-cell office:value-type="float" office:value="15410">
                <text:p>15410</text:p>
              </table:table-cell>
              <table:table-cell office:value-type="float" office:value="21746">
                <text:p>2174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298">
                <text:p>10298</text:p>
              </table:table-cell>
              <table:table-cell office:value-type="float" office:value="14888">
                <text:p>14888</text:p>
              </table:table-cell>
              <table:table-cell office:value-type="float" office:value="22465">
                <text:p>2246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8673">
                <text:p>8673</text:p>
              </table:table-cell>
              <table:table-cell office:value-type="float" office:value="14548">
                <text:p>14548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6900">
                <text:p>6900</text:p>
              </table:table-cell>
              <table:table-cell office:value-type="float" office:value="14045">
                <text:p>14045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848">
                <text:p>6848</text:p>
              </table:table-cell>
              <table:table-cell office:value-type="float" office:value="12796">
                <text:p>12796</text:p>
              </table:table-cell>
              <table:table-cell office:value-type="float" office:value="21202">
                <text:p>2120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715">
                <text:p>6715</text:p>
              </table:table-cell>
              <table:table-cell office:value-type="float" office:value="12847">
                <text:p>12847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6273">
                <text:p>6273</text:p>
              </table:table-cell>
              <table:table-cell office:value-type="float" office:value="12564">
                <text:p>12564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865">
                <text:p>5865</text:p>
              </table:table-cell>
              <table:table-cell office:value-type="float" office:value="11584">
                <text:p>11584</text:p>
              </table:table-cell>
              <table:table-cell office:value-type="float" office:value="20218">
                <text:p>2021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882">
                <text:p>5882</text:p>
              </table:table-cell>
              <table:table-cell office:value-type="float" office:value="11208">
                <text:p>11208</text:p>
              </table:table-cell>
              <table:table-cell office:value-type="float" office:value="20426">
                <text:p>2042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904">
                <text:p>5904</text:p>
              </table:table-cell>
              <table:table-cell office:value-type="float" office:value="10192">
                <text:p>10192</text:p>
              </table:table-cell>
              <table:table-cell office:value-type="float" office:value="17829">
                <text:p>1782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040">
                <text:p>5040</text:p>
              </table:table-cell>
              <table:table-cell office:value-type="float" office:value="9516">
                <text:p>9516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054">
                <text:p>5054</text:p>
              </table:table-cell>
              <table:table-cell office:value-type="float" office:value="9025">
                <text:p>9025</text:p>
              </table:table-cell>
              <table:table-cell office:value-type="float" office:value="19074">
                <text:p>1907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460">
                <text:p>5460</text:p>
              </table:table-cell>
              <table:table-cell office:value-type="float" office:value="9200">
                <text:p>9200</text:p>
              </table:table-cell>
              <table:table-cell office:value-type="float" office:value="16796">
                <text:p>1679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006">
                <text:p>6006</text:p>
              </table:table-cell>
              <table:table-cell office:value-type="float" office:value="9531">
                <text:p>9531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040">
                <text:p>5040</text:p>
              </table:table-cell>
              <table:table-cell office:value-type="float" office:value="9440">
                <text:p>9440</text:p>
              </table:table-cell>
              <table:table-cell office:value-type="float" office:value="19635">
                <text:p>1963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054">
                <text:p>5054</text:p>
              </table:table-cell>
              <table:table-cell office:value-type="float" office:value="9025">
                <text:p>9025</text:p>
              </table:table-cell>
              <table:table-cell office:value-type="float" office:value="17290">
                <text:p>1729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460">
                <text:p>5460</text:p>
              </table:table-cell>
              <table:table-cell office:value-type="float" office:value="8710">
                <text:p>8710</text:p>
              </table:table-cell>
              <table:table-cell office:value-type="float" office:value="15015">
                <text:p>1501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816">
                <text:p>4816</text:p>
              </table:table-cell>
              <table:table-cell office:value-type="float" office:value="8448">
                <text:p>8448</text:p>
              </table:table-cell>
              <table:table-cell office:value-type="float" office:value="15674">
                <text:p>1567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8024">
                <text:p>8024</text:p>
              </table:table-cell>
              <table:table-cell office:value-type="float" office:value="16048">
                <text:p>1604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4536">
                <text:p>4536</text:p>
              </table:table-cell>
              <table:table-cell office:value-type="float" office:value="8060">
                <text:p>8060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026">
                <text:p>5026</text:p>
              </table:table-cell>
              <table:table-cell office:value-type="float" office:value="8512">
                <text:p>8512</text:p>
              </table:table-cell>
              <table:table-cell office:value-type="float" office:value="16135">
                <text:p>1613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816">
                <text:p>4816</text:p>
              </table:table-cell>
              <table:table-cell office:value-type="float" office:value="8448">
                <text:p>8448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8007">
                <text:p>8007</text:p>
              </table:table-cell>
              <table:table-cell office:value-type="float" office:value="15295">
                <text:p>1529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536">
                <text:p>4536</text:p>
              </table:table-cell>
              <table:table-cell office:value-type="float" office:value="7820">
                <text:p>7820</text:p>
              </table:table-cell>
              <table:table-cell office:value-type="float" office:value="13790">
                <text:p>137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897">
                <text:p>4897</text:p>
              </table:table-cell>
              <table:table-cell office:value-type="float" office:value="7539">
                <text:p>7539</text:p>
              </table:table-cell>
              <table:table-cell office:value-type="float" office:value="12206">
                <text:p>1220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640">
                <text:p>4640</text:p>
              </table:table-cell>
              <table:table-cell office:value-type="float" office:value="7902">
                <text:p>7902</text:p>
              </table:table-cell>
              <table:table-cell office:value-type="float" office:value="13705">
                <text:p>1370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184">
                <text:p>5184</text:p>
              </table:table-cell>
              <table:table-cell office:value-type="float" office:value="8337">
                <text:p>8337</text:p>
              </table:table-cell>
              <table:table-cell office:value-type="float" office:value="14043">
                <text:p>1404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3147">
                <text:p>3147</text:p>
              </table:table-cell>
              <table:table-cell office:value-type="float" office:value="6855">
                <text:p>6855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341">
                <text:p>2341</text:p>
              </table:table-cell>
              <table:table-cell office:value-type="float" office:value="5456">
                <text:p>5456</text:p>
              </table:table-cell>
              <table:table-cell office:value-type="float" office:value="13230">
                <text:p>1323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2466">
                <text:p>2466</text:p>
              </table:table-cell>
              <table:table-cell office:value-type="float" office:value="5747">
                <text:p>5747</text:p>
              </table:table-cell>
              <table:table-cell office:value-type="float" office:value="13895">
                <text:p>1389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979">
                <text:p>1979</text:p>
              </table:table-cell>
              <table:table-cell office:value-type="float" office:value="4818">
                <text:p>4818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588">
                <text:p>1588</text:p>
              </table:table-cell>
              <table:table-cell office:value-type="float" office:value="5170">
                <text:p>5170</text:p>
              </table:table-cell>
              <table:table-cell office:value-type="float" office:value="12804">
                <text:p>1280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274">
                <text:p>1274</text:p>
              </table:table-cell>
              <table:table-cell office:value-type="float" office:value="5448">
                <text:p>5448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022">
                <text:p>1022</text:p>
              </table:table-cell>
              <table:table-cell office:value-type="float" office:value="5168">
                <text:p>5168</text:p>
              </table:table-cell>
              <table:table-cell office:value-type="float" office:value="17688">
                <text:p>17688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20">
                <text:p>820</text:p>
              </table:table-cell>
              <table:table-cell office:value-type="float" office:value="4930">
                <text:p>4930</text:p>
              </table:table-cell>
              <table:table-cell office:value-type="float" office:value="18848">
                <text:p>1884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658">
                <text:p>658</text:p>
              </table:table-cell>
              <table:table-cell office:value-type="float" office:value="4716">
                <text:p>4716</text:p>
              </table:table-cell>
              <table:table-cell office:value-type="float" office:value="20084">
                <text:p>2008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528">
                <text:p>528</text:p>
              </table:table-cell>
              <table:table-cell office:value-type="float" office:value="4353">
                <text:p>4353</text:p>
              </table:table-cell>
              <table:table-cell office:value-type="float" office:value="21401">
                <text:p>2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5016.66666666667">
                <text:p>5016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cm" svg:y="1.404cm" svg:width="30.89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0.3575">
                <text:p>10.35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7cm" svg:y="1.352cm" svg:width="31.35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061156167436">
                <text:p>1.0706115616743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4258923261071">
                <text:p>1.1425892326107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713208526865">
                <text:p>1.1471320852686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558523143543">
                <text:p>1.2155852314354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105714992588">
                <text:p>1.2110571499258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626658018141">
                <text:p>1.1762665801814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659899628244">
                <text:p>1.1965989962824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6383958378149">
                <text:p>1.1638395837814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841455316931">
                <text:p>1.2084145531693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818860306729">
                <text:p>1.1681886030672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601320235401">
                <text:p>1.1160132023540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682654228379">
                <text:p>0.9968265422837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721659027853">
                <text:p>1.0072165902785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6982413945089">
                <text:p>1.16982413945089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1443209964417">
                <text:p>1.1144320996441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6702127788754">
                <text:p>0.986702127788754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89922192066752">
                <text:p>0.98992219206675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3521709723391">
                <text:p>1.0352170972339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427443735321">
                <text:p>1.042744373532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9850445639613">
                <text:p>0.9985044563961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412930128912">
                <text:p>1.0441293012891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2536190456507">
                <text:p>1.0253619045650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189150896436">
                <text:p>1.0118915089643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2929167820663">
                <text:p>1.0292916782066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6235429604621">
                <text:p>0.99623542960462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265126676141">
                <text:p>1.0126512667614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1189150896436">
                <text:p>1.0118915089643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9918015600773">
                <text:p>0.83991801560077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263911255388">
                <text:p>1.026391125538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5694949823863">
                <text:p>0.96569494982386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404658360077">
                <text:p>1.0640465836007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1107565317381">
                <text:p>0.86110756531738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9687326335592">
                <text:p>0.8196873263355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6922208914569">
                <text:p>0.95692220891456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0911658879009">
                <text:p>0.90091165887900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7782128111414">
                <text:p>0.83778212811141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248723103539">
                <text:p>0.97624872310353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4999241117665">
                <text:p>0.9499924111766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0561309197392">
                <text:p>0.98056130919739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6598899133441">
                <text:p>0.97659889913344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18758087216601">
                <text:p>0.91875808721660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796808133735">
                <text:p>0.9679680813373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5029228150169">
                <text:p>0.99502922815016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50145553747748">
                <text:p>0.95014555374774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2166795451847">
                <text:p>0.982166795451847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845125217614619">
                <text:p>0.84512521761461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6289133529935">
                <text:p>0.98628913352993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3955828192525">
                <text:p>0.97395582819252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8702105030429">
                <text:p>0.96870210503042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8199881442589">
                <text:p>0.95819988144258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779922665605593">
                <text:p>0.77992266560559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1039447877038">
                <text:p>0.9410394478770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89032211270986">
                <text:p>0.8903221127098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44828335628205">
                <text:p>0.84482833562820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25783364847807">
                <text:p>0.82578336484780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741190301263812">
                <text:p>0.74119030126381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21340676418621">
                <text:p>0.92134067641862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853336300366019">
                <text:p>0.85333630036601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12985527410208">
                <text:p>0.91298552741020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53665499571549">
                <text:p>0.953665499571549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35790103867423">
                <text:p>0.93579010386742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53336300366019">
                <text:p>0.85333630036601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65533754601979">
                <text:p>0.96553375460197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35790103867423">
                <text:p>0.93579010386742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66312591050989">
                <text:p>0.96631259105098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2510394997214">
                <text:p>0.94251039499721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17519473406629">
                <text:p>0.917519473406629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42302615770191">
                <text:p>0.94230261577019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62165001047478">
                <text:p>0.86216500104747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788288439077013">
                <text:p>0.78828843907701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46364659184719">
                <text:p>0.94636465918471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651756106618232">
                <text:p>0.65175610661823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65154770072907">
                <text:p>0.96515477007290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52172643528104">
                <text:p>0.95217264352810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888379750610043">
                <text:p>0.88837975061004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5468.75">
                <text:p>15468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3350.6666666667">
                <text:p>1335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